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26.642cm" table:align="margins"/>
    </style:style>
    <style:style style:name="Tabla1.A" style:family="table-column">
      <style:table-column-properties style:column-width="7.696cm" style:rel-column-width="18930*"/>
    </style:style>
    <style:style style:name="Tabla1.B" style:family="table-column">
      <style:table-column-properties style:column-width="1.508cm" style:rel-column-width="3709*"/>
    </style:style>
    <style:style style:name="Tabla1.C" style:family="table-column">
      <style:table-column-properties style:column-width="2.722cm" style:rel-column-width="6694*"/>
    </style:style>
    <style:style style:name="Tabla1.D" style:family="table-column">
      <style:table-column-properties style:column-width="2.385cm" style:rel-column-width="5866*"/>
    </style:style>
    <style:style style:name="Tabla1.E" style:family="table-column">
      <style:table-column-properties style:column-width="2.194cm" style:rel-column-width="5397*"/>
    </style:style>
    <style:style style:name="Tabla1.F" style:family="table-column">
      <style:table-column-properties style:column-width="1.947cm" style:rel-column-width="4790*"/>
    </style:style>
    <style:style style:name="Tabla1.G" style:family="table-column">
      <style:table-column-properties style:column-width="2.688cm" style:rel-column-width="6612*"/>
    </style:style>
    <style:style style:name="Tabla1.H" style:family="table-column">
      <style:table-column-properties style:column-width="5.503cm" style:rel-column-width="13537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7.093cm" fo:margin-left="0cm" fo:break-before="page" table:align="left"/>
    </style:style>
    <style:style style:name="Tabla2.A" style:family="table-column">
      <style:table-column-properties style:column-width="7.158cm"/>
    </style:style>
    <style:style style:name="Tabla2.B" style:family="table-column">
      <style:table-column-properties style:column-width="2.632cm"/>
    </style:style>
    <style:style style:name="Tabla2.C" style:family="table-column">
      <style:table-column-properties style:column-width="2.514cm"/>
    </style:style>
    <style:style style:name="Tabla2.D" style:family="table-column">
      <style:table-column-properties style:column-width="8.784cm"/>
    </style:style>
    <style:style style:name="Tabla2.E" style:family="table-column">
      <style:table-column-properties style:column-width="6.006cm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variant="normal" fo:text-transform="none" fo:color="#222222" style:font-name="Liberation Serif" fo:font-size="10.5pt" fo:letter-spacing="normal" fo:font-style="normal" fo:font-weight="normal" officeooo:rsid="0038aace" officeooo:paragraph-rsid="004c02bd" style:font-size-asian="10.5pt" style:font-weight-asian="bold" style:font-size-complex="10.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rsid="001b6fe6" officeooo:paragraph-rsid="001b6fe6" style:font-size-asian="10.5pt" style:font-size-complex="10.5pt"/>
    </style:style>
    <style:style style:name="P3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rsid="001b6fe6" officeooo:paragraph-rsid="001c7a62" style:font-size-asian="10.5pt" style:font-size-complex="10.5pt"/>
    </style:style>
    <style:style style:name="P4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rsid="001b6fe6" officeooo:paragraph-rsid="001dc0ac" style:font-size-asian="10.5pt" style:font-size-complex="10.5pt"/>
    </style:style>
    <style:style style:name="P5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rsid="001b6fe6" officeooo:paragraph-rsid="001ecea7" style:font-size-asian="10.5pt" style:font-size-complex="10.5pt"/>
    </style:style>
    <style:style style:name="P6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paragraph-rsid="001b6fe6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paragraph-rsid="001c7a62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paragraph-rsid="001dc0ac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paragraph-rsid="001ecea7" style:font-size-asian="10.5pt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paragraph-rsid="00238817" style:font-size-asian="10.5pt"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paragraph-rsid="0024233e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paragraph-rsid="003343f9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paragraph-rsid="0028cc24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paragraph-rsid="00a6d015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rsid="001ae9af" officeooo:paragraph-rsid="001ae9af" style:font-size-asian="10.5pt" style:font-size-complex="10.5pt"/>
    </style:style>
    <style:style style:name="P17" style:family="paragraph" style:parent-style-name="Table_20_Contents">
      <style:text-properties fo:font-variant="normal" fo:text-transform="none" fo:color="#222222" style:font-name="Liberation Serif" fo:font-size="10.5pt" fo:letter-spacing="normal" fo:font-style="normal" fo:font-weight="normal" officeooo:paragraph-rsid="001b6fe6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rsid="003f1f1c" officeooo:paragraph-rsid="006711bd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rsid="003f1f1c" officeooo:paragraph-rsid="003f6b58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rsid="003f1f1c" officeooo:paragraph-rsid="00664871" style:font-size-asian="10.5pt" style:font-size-complex="10.5pt"/>
    </style:style>
    <style:style style:name="P21" style:family="paragraph" style:parent-style-name="Table_20_Contents">
      <style:text-properties fo:font-variant="normal" fo:text-transform="none" fo:color="#222222" style:font-name="Liberation Serif" fo:font-size="10.5pt" fo:letter-spacing="normal" fo:font-style="normal" fo:font-weight="normal" officeooo:paragraph-rsid="001dc0ac"/>
    </style:style>
    <style:style style:name="P22" style:family="paragraph" style:parent-style-name="Table_20_Contents">
      <style:text-properties fo:font-variant="normal" fo:text-transform="none" fo:color="#222222" style:font-name="Liberation Serif" fo:font-size="10.5pt" fo:letter-spacing="normal" fo:font-style="normal" fo:font-weight="bold" style:font-size-asian="10.5pt" style:font-weight-asian="bold" style:font-size-complex="10.5pt" style:font-weight-complex="bold"/>
    </style:style>
    <style:style style:name="P23" style:family="paragraph" style:parent-style-name="Table_20_Contents">
      <style:text-properties fo:font-variant="normal" fo:text-transform="none" fo:color="#222222" style:font-name="Liberation Serif" fo:font-size="10.5pt" fo:letter-spacing="normal" fo:font-style="normal" fo:font-weight="bold" officeooo:paragraph-rsid="004c02bd" style:font-size-asian="10.5pt" style:font-weight-asian="bold" style:font-size-complex="10.5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open sans" fo:font-size="10.5pt" fo:letter-spacing="normal" fo:font-style="normal" fo:font-weight="normal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open sans" fo:font-size="10.5pt" fo:letter-spacing="normal" fo:font-style="normal" fo:font-weight="normal" officeooo:paragraph-rsid="00238817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variant="normal" fo:text-transform="none" style:use-window-font-color="true" style:font-name="Liberation Serif" fo:font-size="10.5pt" fo:letter-spacing="normal" fo:font-style="normal" fo:font-weight="normal" officeooo:paragraph-rsid="00352cce" style:font-size-asian="10.5pt" style:font-size-complex="10.5pt"/>
    </style:style>
    <style:style style:name="P27" style:family="paragraph" style:parent-style-name="Table_20_Contents">
      <style:text-properties style:font-name="Liberation Serif" fo:font-size="10.5pt" style:font-size-asian="10.5pt" style:font-size-complex="10.5pt"/>
    </style:style>
    <style:style style:name="P28" style:family="paragraph" style:parent-style-name="Table_20_Contents">
      <style:text-properties style:font-name="Liberation Serif" fo:font-size="10.5pt" officeooo:paragraph-rsid="004c02bd" style:font-size-asian="10.5pt" style:font-size-complex="10.5pt"/>
    </style:style>
    <style:style style:name="P29" style:family="paragraph" style:parent-style-name="Table_20_Contents">
      <style:text-properties style:font-name="Liberation Serif" fo:font-size="10.5pt" officeooo:rsid="008bcfae" officeooo:paragraph-rsid="008bcfae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ize="10.5pt" style:font-size-asian="10.5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0.5pt" officeooo:paragraph-rsid="004c02bd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" fo:font-size="10.5pt" officeooo:paragraph-rsid="00238817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fo:font-size="10.5pt" officeooo:paragraph-rsid="004aca68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fo:font-size="10.5pt" officeooo:paragraph-rsid="0028cc24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0.5pt" officeooo:paragraph-rsid="006c4d8e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10.5pt" officeooo:paragraph-rsid="009fecd4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10.5pt" officeooo:paragraph-rsid="002cc1ac" style:font-size-asian="10.5pt" style:font-size-complex="10.5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fo:font-size="10.5pt" officeooo:paragraph-rsid="00352cce" style:font-size-asian="10.5pt" style:font-size-complex="10.5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fo:font-size="10.5pt" officeooo:paragraph-rsid="003343f9" style:font-size-asian="10.5pt" style:font-size-complex="10.5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10.5pt" officeooo:paragraph-rsid="0039ed44" style:font-size-asian="10.5pt" style:font-size-complex="10.5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" fo:font-size="10.5pt" officeooo:paragraph-rsid="00989aff" style:font-size-asian="10.5pt" style:font-size-complex="10.5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" fo:font-size="10.5pt" officeooo:paragraph-rsid="00999ca3" style:font-size-asian="10.5pt" style:font-size-complex="10.5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fo:font-size="10.5pt" officeooo:rsid="001ae9af" officeooo:paragraph-rsid="001ae9af" style:font-size-asian="10.5pt" style:font-size-complex="10.5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fo:font-size="10.5pt" officeooo:rsid="0038aace" officeooo:paragraph-rsid="0038aace" style:font-size-asian="10.5pt" style:font-size-complex="10.5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10.5pt" officeooo:rsid="0038aace" officeooo:paragraph-rsid="004aca68" style:font-size-asian="10.5pt" style:font-size-complex="10.5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" fo:font-size="10.5pt" officeooo:rsid="0038aace" officeooo:paragraph-rsid="006b1e61" style:font-size-asian="10.5pt" style:font-size-complex="10.5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" fo:font-size="10.5pt" officeooo:rsid="0038aace" officeooo:paragraph-rsid="006d02b4" style:font-size-asian="10.5pt" style:font-size-complex="10.5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fo:font-size="10.5pt" officeooo:rsid="0038aace" officeooo:paragraph-rsid="006e7d63" style:font-size-asian="10.5pt" style:font-size-complex="10.5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fo:font-size="10.5pt" officeooo:rsid="0038aace" officeooo:paragraph-rsid="0071868c" style:font-size-asian="10.5pt" style:font-size-complex="10.5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10.5pt" officeooo:rsid="0038aace" officeooo:paragraph-rsid="00725ece" style:font-size-asian="10.5pt" style:font-size-complex="10.5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" fo:font-size="10.5pt" officeooo:rsid="0038aace" officeooo:paragraph-rsid="0074662d" style:font-size-asian="10.5pt" style:font-size-complex="10.5pt"/>
    </style:style>
    <style:style style:name="P52" style:family="paragraph" style:parent-style-name="Table_20_Contents">
      <style:text-properties style:font-name="Liberation Serif" fo:font-size="10.5pt" officeooo:rsid="0038aace" officeooo:paragraph-rsid="0038aace" style:font-size-asian="10.5pt" style:font-size-complex="10.5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erif" fo:font-size="10.5pt" officeooo:rsid="00a4f258" officeooo:paragraph-rsid="00a4f258" style:font-size-asian="10.5pt" style:font-size-complex="10.5pt"/>
    </style:style>
    <style:style style:name="P54" style:family="paragraph" style:parent-style-name="Table_20_Contents">
      <style:paragraph-properties fo:text-align="center" style:justify-single-word="false"/>
      <style:text-properties style:font-name="Liberation Serif" fo:font-size="10.5pt" officeooo:rsid="0046fc75" officeooo:paragraph-rsid="0046fc75" style:font-size-asian="10.5pt" style:font-size-complex="10.5pt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fo:font-size="10.5pt" officeooo:rsid="00a236ca" officeooo:paragraph-rsid="00a236ca" style:font-size-asian="10.5pt" style:font-size-complex="10.5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fo:font-size="10.5pt" officeooo:rsid="00a29d2f" officeooo:paragraph-rsid="00a29d2f" style:font-size-asian="10.5pt" style:font-size-complex="10.5pt"/>
    </style:style>
    <style:style style:name="P57" style:family="paragraph" style:parent-style-name="Table_20_Contents">
      <style:text-properties style:font-name="Liberation Serif" fo:font-size="10.5pt" officeooo:paragraph-rsid="001b6fe6" style:font-size-asian="10.5pt" style:font-size-complex="10.5pt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fo:font-size="10.5pt" officeooo:rsid="007c8ce4" officeooo:paragraph-rsid="007c8ce4" style:font-size-asian="10.5pt" style:font-size-complex="10.5pt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fo:font-size="10.5pt" officeooo:rsid="00a37469" officeooo:paragraph-rsid="00a37469" style:font-size-asian="10.5pt" style:font-size-complex="10.5pt"/>
    </style:style>
    <style:style style:name="P60" style:family="paragraph" style:parent-style-name="Table_20_Contents">
      <style:paragraph-properties fo:text-align="center" style:justify-single-word="false"/>
      <style:text-properties style:font-name="Liberation Serif" fo:font-size="10.5pt" officeooo:rsid="00483968" officeooo:paragraph-rsid="00483968" style:font-size-asian="10.5pt" style:font-size-complex="10.5pt"/>
    </style:style>
    <style:style style:name="P61" style:family="paragraph" style:parent-style-name="Table_20_Contents">
      <style:paragraph-properties fo:text-align="center" style:justify-single-word="false"/>
      <style:text-properties style:font-name="Liberation Serif" fo:font-size="10.5pt" officeooo:rsid="00218fd2" officeooo:paragraph-rsid="00218fd2" style:font-size-asian="10.5pt" style:font-size-complex="10.5pt"/>
    </style:style>
    <style:style style:name="P62" style:family="paragraph" style:parent-style-name="Table_20_Contents">
      <style:paragraph-properties fo:text-align="center" style:justify-single-word="false"/>
      <style:text-properties style:font-name="Liberation Serif" fo:font-size="10.5pt" officeooo:rsid="00218fd2" officeooo:paragraph-rsid="0023437f" style:font-size-asian="10.5pt" style:font-size-complex="10.5pt"/>
    </style:style>
    <style:style style:name="P63" style:family="paragraph" style:parent-style-name="Table_20_Contents">
      <style:text-properties style:font-name="Liberation Serif" fo:font-size="10.5pt" officeooo:rsid="0023437f" officeooo:paragraph-rsid="0023437f" style:font-size-asian="10.5pt" style:font-size-complex="10.5pt"/>
    </style:style>
    <style:style style:name="P64" style:family="paragraph" style:parent-style-name="Table_20_Contents">
      <style:paragraph-properties fo:text-align="center" style:justify-single-word="false"/>
      <style:text-properties style:font-name="Liberation Serif" fo:font-size="10.5pt" officeooo:rsid="004c02bd" officeooo:paragraph-rsid="004c02bd" style:font-size-asian="10.5pt" style:font-size-complex="10.5pt"/>
    </style:style>
    <style:style style:name="P65" style:family="paragraph" style:parent-style-name="Table_20_Contents">
      <style:paragraph-properties fo:text-align="center" style:justify-single-word="false"/>
      <style:text-properties style:font-name="Liberation Serif" fo:font-size="10.5pt" officeooo:rsid="0048733d" officeooo:paragraph-rsid="0048733d" style:font-size-asian="10.5pt" style:font-size-complex="10.5pt"/>
    </style:style>
    <style:style style:name="P66" style:family="paragraph" style:parent-style-name="Table_20_Contents">
      <style:paragraph-properties fo:text-align="center" style:justify-single-word="false"/>
      <style:text-properties style:font-name="Liberation Serif" fo:font-size="10.5pt" officeooo:rsid="009fecd4" officeooo:paragraph-rsid="009fecd4" style:font-size-asian="10.5pt" style:font-size-complex="10.5pt"/>
    </style:style>
    <style:style style:name="P67" style:family="paragraph" style:parent-style-name="Table_20_Contents">
      <style:text-properties style:font-name="Liberation Serif" fo:font-size="10.5pt" officeooo:rsid="009fecd4" officeooo:paragraph-rsid="009fecd4" style:font-size-asian="10.5pt" style:font-size-complex="10.5pt"/>
    </style:style>
    <style:style style:name="P68" style:family="paragraph" style:parent-style-name="Table_20_Contents">
      <style:text-properties style:font-name="Liberation Serif" fo:font-size="10.5pt" officeooo:paragraph-rsid="002e848f" style:font-size-asian="10.5pt" style:font-size-complex="10.5pt"/>
    </style:style>
    <style:style style:name="P69" style:family="paragraph" style:parent-style-name="Table_20_Contents">
      <style:text-properties style:font-name="Liberation Serif" fo:font-size="10.5pt" officeooo:paragraph-rsid="0028cc24" style:font-size-asian="10.5pt" style:font-size-complex="10.5pt"/>
    </style:style>
    <style:style style:name="P70" style:family="paragraph" style:parent-style-name="Table_20_Contents">
      <style:paragraph-properties fo:text-align="center" style:justify-single-word="false"/>
      <style:text-properties style:font-name="Liberation Serif" fo:font-size="10.5pt" officeooo:rsid="0070111a" officeooo:paragraph-rsid="0070111a" style:font-size-asian="10.5pt" style:font-size-complex="10.5pt"/>
    </style:style>
    <style:style style:name="P71" style:family="paragraph" style:parent-style-name="Table_20_Contents">
      <style:paragraph-properties fo:text-align="center" style:justify-single-word="false"/>
      <style:text-properties style:font-name="Liberation Serif" fo:font-size="10.5pt" officeooo:rsid="0083489c" officeooo:paragraph-rsid="0083489c" style:font-size-asian="10.5pt" style:font-size-complex="10.5pt"/>
    </style:style>
    <style:style style:name="P72" style:family="paragraph" style:parent-style-name="Table_20_Contents">
      <style:text-properties style:font-name="Liberation Serif" fo:font-size="10.5pt" officeooo:paragraph-rsid="00369e90" style:font-size-asian="10.5pt" style:font-size-complex="10.5pt"/>
    </style:style>
    <style:style style:name="P73" style:family="paragraph" style:parent-style-name="Table_20_Contents">
      <style:paragraph-properties fo:text-align="center" style:justify-single-word="false"/>
      <style:text-properties style:font-name="Liberation Serif" fo:font-size="10.5pt" officeooo:rsid="003f1f1c" officeooo:paragraph-rsid="003f1f1c" style:font-size-asian="10.5pt" style:font-size-complex="10.5pt"/>
    </style:style>
    <style:style style:name="P74" style:family="paragraph" style:parent-style-name="Table_20_Contents">
      <style:paragraph-properties fo:text-align="center" style:justify-single-word="false"/>
      <style:text-properties style:font-name="Liberation Serif" fo:font-size="10.5pt" officeooo:rsid="003f1f1c" officeooo:paragraph-rsid="003f6b58" style:font-size-asian="10.5pt" style:font-size-complex="10.5pt"/>
    </style:style>
    <style:style style:name="P75" style:family="paragraph" style:parent-style-name="Table_20_Contents">
      <style:paragraph-properties fo:text-align="center" style:justify-single-word="false"/>
      <style:text-properties style:font-name="Liberation Serif" fo:font-size="10.5pt" officeooo:rsid="003f1f1c" officeooo:paragraph-rsid="0042cf62" style:font-size-asian="10.5pt" style:font-size-complex="10.5pt"/>
    </style:style>
    <style:style style:name="P76" style:family="paragraph" style:parent-style-name="Table_20_Contents">
      <style:paragraph-properties fo:text-align="center" style:justify-single-word="false"/>
      <style:text-properties style:font-name="Liberation Serif" fo:font-size="10.5pt" officeooo:rsid="003f1f1c" officeooo:paragraph-rsid="0042d405" style:font-size-asian="10.5pt" style:font-size-complex="10.5pt"/>
    </style:style>
    <style:style style:name="P77" style:family="paragraph" style:parent-style-name="Table_20_Contents">
      <style:paragraph-properties fo:text-align="center" style:justify-single-word="false"/>
      <style:text-properties style:font-name="Liberation Serif" fo:font-size="10.5pt" officeooo:rsid="003f1f1c" officeooo:paragraph-rsid="00b4f262" style:font-size-asian="10.5pt" style:font-size-complex="10.5pt"/>
    </style:style>
    <style:style style:name="P78" style:family="paragraph" style:parent-style-name="Table_20_Contents">
      <style:paragraph-properties fo:text-align="center" style:justify-single-word="false"/>
      <style:text-properties style:font-name="Liberation Serif" fo:font-size="10.5pt" officeooo:rsid="003f1f1c" officeooo:paragraph-rsid="00b5069c" style:font-size-asian="10.5pt" style:font-size-complex="10.5pt"/>
    </style:style>
    <style:style style:name="P79" style:family="paragraph" style:parent-style-name="Table_20_Contents">
      <style:paragraph-properties fo:text-align="center" style:justify-single-word="false"/>
      <style:text-properties style:font-name="Liberation Serif" fo:font-size="10.5pt" officeooo:rsid="003f1f1c" officeooo:paragraph-rsid="00b6c968" style:font-size-asian="10.5pt" style:font-size-complex="10.5pt"/>
    </style:style>
    <style:style style:name="P80" style:family="paragraph" style:parent-style-name="Table_20_Contents">
      <style:paragraph-properties fo:text-align="center" style:justify-single-word="false"/>
      <style:text-properties style:font-name="Liberation Serif" fo:font-size="10.5pt" officeooo:rsid="003f1f1c" officeooo:paragraph-rsid="00ba4d47" style:font-size-asian="10.5pt" style:font-size-complex="10.5pt"/>
    </style:style>
    <style:style style:name="P81" style:family="paragraph" style:parent-style-name="Table_20_Contents">
      <style:text-properties style:font-name="Liberation Serif" fo:font-size="10.5pt" officeooo:rsid="003f1f1c" officeooo:paragraph-rsid="00424bab" style:font-size-asian="10.5pt" style:font-size-complex="10.5pt"/>
    </style:style>
    <style:style style:name="P82" style:family="paragraph" style:parent-style-name="Table_20_Contents">
      <style:text-properties style:font-name="Liberation Serif" fo:font-size="10.5pt" officeooo:rsid="003f1f1c" officeooo:paragraph-rsid="003f1f1c" style:font-size-asian="10.5pt" style:font-size-complex="10.5pt"/>
    </style:style>
    <style:style style:name="P83" style:family="paragraph" style:parent-style-name="Table_20_Contents">
      <style:text-properties style:font-name="Liberation Serif" fo:font-size="10.5pt" officeooo:rsid="003f1f1c" officeooo:paragraph-rsid="00410179" style:font-size-asian="10.5pt" style:font-size-complex="10.5pt"/>
    </style:style>
    <style:style style:name="P84" style:family="paragraph" style:parent-style-name="Table_20_Contents">
      <style:text-properties style:font-name="Liberation Serif" fo:font-size="10.5pt" officeooo:rsid="003f1f1c" officeooo:paragraph-rsid="0043f8d8" style:font-size-asian="10.5pt" style:font-size-complex="10.5pt"/>
    </style:style>
    <style:style style:name="P85" style:family="paragraph" style:parent-style-name="Table_20_Contents">
      <style:paragraph-properties fo:text-align="center" style:justify-single-word="false"/>
      <style:text-properties style:font-name="Liberation Serif" fo:font-size="10.5pt" officeooo:rsid="0085bf32" officeooo:paragraph-rsid="0085bf32" style:font-size-asian="10.5pt" style:font-size-complex="10.5pt"/>
    </style:style>
    <style:style style:name="P86" style:family="paragraph" style:parent-style-name="Table_20_Contents">
      <style:paragraph-properties fo:text-align="center" style:justify-single-word="false"/>
      <style:text-properties style:font-name="Liberation Serif" fo:font-size="10.5pt" officeooo:rsid="00709ea1" officeooo:paragraph-rsid="00709ea1" style:font-size-asian="10.5pt" style:font-size-complex="10.5pt"/>
    </style:style>
    <style:style style:name="P87" style:family="paragraph" style:parent-style-name="Table_20_Contents">
      <style:text-properties style:font-name="Liberation Serif" fo:font-size="10.5pt" officeooo:rsid="0042d405" officeooo:paragraph-rsid="0043f8d8" style:font-size-asian="10.5pt" style:font-size-complex="10.5pt"/>
    </style:style>
    <style:style style:name="P88" style:family="paragraph" style:parent-style-name="Table_20_Contents">
      <style:text-properties style:font-name="Liberation Serif" fo:font-size="10.5pt" officeooo:paragraph-rsid="003b581f" style:font-size-asian="10.5pt" style:font-size-complex="10.5pt"/>
    </style:style>
    <style:style style:name="P89" style:family="paragraph" style:parent-style-name="Table_20_Contents">
      <style:text-properties style:font-name="Liberation Serif" fo:font-size="10.5pt" officeooo:rsid="00989aff" officeooo:paragraph-rsid="00989aff" style:font-size-asian="10.5pt" style:font-size-complex="10.5pt"/>
    </style:style>
    <style:style style:name="P90" style:family="paragraph" style:parent-style-name="Table_20_Contents">
      <style:paragraph-properties fo:text-align="center" style:justify-single-word="false"/>
      <style:text-properties style:font-name="Liberation Serif" fo:font-size="10.5pt" officeooo:rsid="00a605a6" officeooo:paragraph-rsid="00a605a6" style:font-size-asian="10.5pt" style:font-size-complex="10.5pt"/>
    </style:style>
    <style:style style:name="P91" style:family="paragraph" style:parent-style-name="Table_20_Contents">
      <style:paragraph-properties fo:text-align="center" style:justify-single-word="false"/>
      <style:text-properties style:font-name="Liberation Serif" fo:font-size="10.5pt" officeooo:rsid="00a84394" officeooo:paragraph-rsid="00a84394" style:font-size-asian="10.5pt" style:font-size-complex="10.5pt"/>
    </style:style>
    <style:style style:name="P92" style:family="paragraph" style:parent-style-name="Table_20_Contents">
      <style:paragraph-properties fo:text-align="center" style:justify-single-word="false"/>
      <style:text-properties style:font-name="Liberation Serif" fo:font-size="10.5pt" officeooo:rsid="00aa36e5" officeooo:paragraph-rsid="00aa36e5" style:font-size-asian="10.5pt" style:font-size-complex="10.5pt"/>
    </style:style>
    <style:style style:name="P93" style:family="paragraph" style:parent-style-name="Table_20_Contents">
      <style:paragraph-properties fo:text-align="center" style:justify-single-word="false"/>
      <style:text-properties style:font-name="Liberation Serif" fo:font-size="10.5pt" officeooo:rsid="00b28e3f" officeooo:paragraph-rsid="00b28e3f" style:font-size-asian="10.5pt" style:font-size-complex="10.5pt"/>
    </style:style>
    <style:style style:name="P94" style:family="paragraph" style:parent-style-name="Table_20_Contents">
      <style:paragraph-properties fo:text-align="center" style:justify-single-word="false"/>
      <style:text-properties style:font-name="Liberation Serif" fo:font-size="10.5pt" officeooo:rsid="00b4b06d" officeooo:paragraph-rsid="00b4b06d" style:font-size-asian="10.5pt" style:font-size-complex="10.5pt"/>
    </style:style>
    <style:style style:name="P95" style:family="paragraph" style:parent-style-name="Table_20_Contents">
      <style:text-properties style:font-name="Liberation Serif" fo:font-size="10.5pt" officeooo:rsid="00b4f262" officeooo:paragraph-rsid="00b4f262" style:font-size-asian="10.5pt" style:font-size-complex="10.5pt"/>
    </style:style>
    <style:style style:name="P96" style:family="paragraph" style:parent-style-name="Table_20_Contents">
      <style:text-properties style:font-name="Liberation Serif" fo:font-size="10.5pt" officeooo:rsid="00b5069c" officeooo:paragraph-rsid="00b5069c" style:font-size-asian="10.5pt" style:font-size-complex="10.5pt"/>
    </style:style>
    <style:style style:name="P97" style:family="paragraph" style:parent-style-name="Table_20_Contents">
      <style:text-properties style:font-name="Liberation Serif" fo:font-size="10.5pt" officeooo:rsid="00b85007" officeooo:paragraph-rsid="00b85007" style:font-size-asian="10.5pt" style:font-size-complex="10.5pt"/>
    </style:style>
    <style:style style:name="P98" style:family="paragraph" style:parent-style-name="Table_20_Contents">
      <style:text-properties style:font-name="Liberation Serif" fo:font-size="10.5pt" officeooo:rsid="00b9f9a6" officeooo:paragraph-rsid="00b9f9a6" style:font-size-asian="10.5pt" style:font-size-complex="10.5pt"/>
    </style:style>
    <style:style style:name="P99" style:family="paragraph" style:parent-style-name="Table_20_Contents">
      <style:text-properties style:font-name="Liberation Serif" fo:font-size="10.5pt" fo:font-weight="bold" style:font-size-asian="10.5pt" style:font-weight-asian="bold" style:font-size-complex="10.5pt" style:font-weight-complex="bold"/>
    </style:style>
    <style:style style:name="P100" style:family="paragraph" style:parent-style-name="Table_20_Contents">
      <style:text-properties style:font-name="Liberation Serif" fo:font-size="10.5pt" fo:font-weight="bold" officeooo:rsid="00218fd2" officeooo:paragraph-rsid="004c02bd" style:font-size-asian="10.5pt" style:font-weight-asian="bold" style:font-size-complex="10.5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Liberation Serif" fo:font-size="10.5pt" fo:font-weight="bold" officeooo:rsid="00218fd2" officeooo:paragraph-rsid="00218fd2" style:font-size-asian="10.5pt" style:font-weight-asian="bold" style:font-size-complex="10.5pt" style:font-weight-complex="bold"/>
    </style:style>
    <style:style style:name="P102" style:family="paragraph" style:parent-style-name="Table_20_Contents">
      <style:text-properties style:font-name="Liberation Serif" fo:font-size="10.5pt" fo:font-weight="bold" officeooo:rsid="00218fd2" officeooo:paragraph-rsid="00218fd2" style:font-size-asian="10.5pt" style:font-weight-asian="bold" style:font-size-complex="10.5pt" style:font-weight-complex="bold"/>
    </style:style>
    <style:style style:name="P103" style:family="paragraph" style:parent-style-name="Table_20_Contents">
      <style:text-properties style:font-name="Liberation Serif" fo:font-size="10.5pt" fo:font-weight="bold" officeooo:rsid="001ae9af" officeooo:paragraph-rsid="004c02bd" style:font-size-asian="10.5pt" style:font-weight-asian="bold" style:font-size-complex="10.5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Liberation Serif" fo:font-size="10.5pt" fo:font-weight="bold" officeooo:rsid="001ae9af" officeooo:paragraph-rsid="001ae9af" style:font-size-asian="10.5pt" style:font-weight-asian="bold" style:font-size-complex="10.5pt" style:font-weight-complex="bold"/>
    </style:style>
    <style:style style:name="P105" style:family="paragraph" style:parent-style-name="Table_20_Contents">
      <style:text-properties style:font-name="Liberation Serif" fo:font-size="10.5pt" fo:font-weight="bold" officeooo:rsid="001ae9af" officeooo:paragraph-rsid="001ae9af" style:font-size-asian="10.5pt" style:font-weight-asian="bold" style:font-size-complex="10.5pt" style:font-weight-complex="bold"/>
    </style:style>
    <style:style style:name="P106" style:family="paragraph" style:parent-style-name="Table_20_Contents">
      <style:text-properties style:font-name="Liberation Serif" fo:font-size="10.5pt" fo:font-weight="bold" officeooo:rsid="0038aace" officeooo:paragraph-rsid="004c02bd" style:font-size-asian="10.5pt" style:font-weight-asian="bold" style:font-size-complex="10.5pt" style:font-weight-complex="bold"/>
    </style:style>
    <style:style style:name="P107" style:family="paragraph" style:parent-style-name="Table_20_Contents">
      <style:text-properties style:font-name="Liberation Serif" fo:font-size="10.5pt" fo:font-weight="bold" officeooo:rsid="0038aace" officeooo:paragraph-rsid="0038aace" style:font-size-asian="10.5pt" style:font-weight-asian="bold" style:font-size-complex="10.5pt" style:font-weight-complex="bold"/>
    </style:style>
    <style:style style:name="P108" style:family="paragraph" style:parent-style-name="Table_20_Contents">
      <style:text-properties style:font-name="Liberation Serif" fo:font-size="10.5pt" fo:font-weight="bold" officeooo:rsid="00238817" officeooo:paragraph-rsid="004c02bd" style:font-size-asian="10.5pt" style:font-weight-asian="bold" style:font-size-complex="10.5pt" style:font-weight-complex="bold"/>
    </style:style>
    <style:style style:name="P109" style:family="paragraph" style:parent-style-name="Table_20_Contents">
      <style:text-properties style:font-name="Liberation Serif" fo:font-size="10.5pt" fo:font-weight="bold" officeooo:rsid="00238817" officeooo:paragraph-rsid="00238817" style:font-size-asian="10.5pt" style:font-weight-asian="bold" style:font-size-complex="10.5pt" style:font-weight-complex="bold"/>
    </style:style>
    <style:style style:name="P110" style:family="paragraph" style:parent-style-name="Table_20_Contents">
      <style:text-properties style:font-name="Liberation Serif" fo:font-size="10.5pt" fo:font-weight="bold" officeooo:rsid="0028cc24" officeooo:paragraph-rsid="004c02bd" style:font-size-asian="10.5pt" style:font-weight-asian="bold" style:font-size-complex="10.5pt" style:font-weight-complex="bold"/>
    </style:style>
    <style:style style:name="P111" style:family="paragraph" style:parent-style-name="Table_20_Contents">
      <style:text-properties style:font-name="Liberation Serif" fo:font-size="10.5pt" fo:font-weight="bold" officeooo:rsid="0028cc24" officeooo:paragraph-rsid="0028cc24" style:font-size-asian="10.5pt" style:font-weight-asian="bold" style:font-size-complex="10.5pt" style:font-weight-complex="bold"/>
    </style:style>
    <style:style style:name="P112" style:family="paragraph" style:parent-style-name="Table_20_Contents">
      <style:text-properties style:font-name="Liberation Serif" fo:font-size="10.5pt" fo:font-weight="bold" officeooo:rsid="002e848f" officeooo:paragraph-rsid="004c02bd" style:font-size-asian="10.5pt" style:font-weight-asian="bold" style:font-size-complex="10.5pt" style:font-weight-complex="bold"/>
    </style:style>
    <style:style style:name="P113" style:family="paragraph" style:parent-style-name="Table_20_Contents">
      <style:text-properties style:font-name="Liberation Serif" fo:font-size="10.5pt" fo:font-weight="bold" officeooo:rsid="002e848f" officeooo:paragraph-rsid="002e848f" style:font-size-asian="10.5pt" style:font-weight-asian="bold" style:font-size-complex="10.5pt" style:font-weight-complex="bold"/>
    </style:style>
    <style:style style:name="P114" style:family="paragraph" style:parent-style-name="Table_20_Contents">
      <style:text-properties style:font-name="Liberation Serif" fo:font-size="10.5pt" fo:font-weight="bold" officeooo:rsid="003343f9" officeooo:paragraph-rsid="004c02bd" style:font-size-asian="10.5pt" style:font-weight-asian="bold" style:font-size-complex="10.5pt" style:font-weight-complex="bold"/>
    </style:style>
    <style:style style:name="P115" style:family="paragraph" style:parent-style-name="Table_20_Contents">
      <style:text-properties style:font-name="Liberation Serif" fo:font-size="10.5pt" fo:font-weight="bold" officeooo:rsid="003343f9" officeooo:paragraph-rsid="003343f9" style:font-size-asian="10.5pt" style:font-weight-asian="bold" style:font-size-complex="10.5pt" style:font-weight-complex="bold"/>
    </style:style>
    <style:style style:name="P116" style:family="paragraph" style:parent-style-name="Table_20_Contents">
      <style:text-properties style:font-name="Liberation Serif" fo:font-size="10.5pt" fo:font-weight="bold" officeooo:rsid="003f6b58" officeooo:paragraph-rsid="004c02bd" style:font-size-asian="10.5pt" style:font-weight-asian="bold" style:font-size-complex="10.5pt" style:font-weight-complex="bold"/>
    </style:style>
    <style:style style:name="P117" style:family="paragraph" style:parent-style-name="Table_20_Contents">
      <style:text-properties style:font-name="Liberation Serif" fo:font-size="10.5pt" fo:font-weight="bold" officeooo:rsid="003f6b58" officeooo:paragraph-rsid="003f6b58" style:font-size-asian="10.5pt" style:font-weight-asian="bold" style:font-size-complex="10.5pt" style:font-weight-complex="bold"/>
    </style:style>
    <style:style style:name="P118" style:family="paragraph" style:parent-style-name="Table_20_Contents">
      <style:text-properties style:font-name="Liberation Serif" fo:font-size="10.5pt" fo:font-weight="bold" officeooo:rsid="0042cf62" officeooo:paragraph-rsid="004c02bd" style:font-size-asian="10.5pt" style:font-weight-asian="bold" style:font-size-complex="10.5pt" style:font-weight-complex="bold"/>
    </style:style>
    <style:style style:name="P119" style:family="paragraph" style:parent-style-name="Table_20_Contents">
      <style:text-properties style:font-name="Liberation Serif" fo:font-size="10.5pt" fo:font-weight="bold" officeooo:rsid="0042cf62" officeooo:paragraph-rsid="0042cf62" style:font-size-asian="10.5pt" style:font-weight-asian="bold" style:font-size-complex="10.5pt" style:font-weight-complex="bold"/>
    </style:style>
    <style:style style:name="P120" style:family="paragraph" style:parent-style-name="Table_20_Contents">
      <style:text-properties style:font-name="Liberation Serif" fo:font-size="10.5pt" fo:font-weight="bold" officeooo:rsid="00aa858a" officeooo:paragraph-rsid="00aa858a" style:font-size-asian="10.5pt" style:font-weight-asian="bold" style:font-size-complex="10.5pt" style:font-weight-complex="bold"/>
    </style:style>
    <style:style style:name="P121" style:family="paragraph" style:parent-style-name="Table_20_Contents">
      <style:text-properties style:font-name="Liberation Serif" fo:font-size="10.5pt" fo:font-weight="bold" officeooo:paragraph-rsid="004c02bd" fo:background-color="transparent" style:font-size-asian="10.5pt" style:font-weight-asian="bold" style:font-size-complex="10.5pt" style:font-weight-complex="bold"/>
    </style:style>
    <style:style style:name="P122" style:family="paragraph" style:parent-style-name="Table_20_Contents">
      <style:text-properties style:font-name="Liberation Serif" fo:font-size="10.5pt" fo:font-weight="bold" officeooo:rsid="003f1f1c" officeooo:paragraph-rsid="004c02bd" fo:background-color="transparent" style:font-size-asian="10.5pt" style:font-weight-asian="bold" style:font-size-complex="10.5pt" style:font-weight-complex="bold"/>
    </style:style>
    <style:style style:name="P123" style:family="paragraph" style:parent-style-name="Table_20_Contents">
      <style:text-properties style:font-name="Liberation Serif" fo:font-size="10.5pt" fo:font-weight="normal" officeooo:rsid="00238817" officeooo:paragraph-rsid="00238817" style:font-size-asian="10.5pt" style:font-weight-asian="normal" style:font-size-complex="10.5pt" style:font-weight-complex="normal"/>
    </style:style>
    <style:style style:name="P124" style:family="paragraph" style:parent-style-name="Table_20_Contents">
      <style:text-properties style:font-name="Liberation Serif" fo:font-size="10.5pt" fo:font-weight="normal" officeooo:paragraph-rsid="002e848f" style:font-size-asian="10.5pt" style:font-weight-asian="normal" style:font-size-complex="10.5pt" style:font-weight-complex="normal"/>
    </style:style>
    <style:style style:name="P125" style:family="paragraph" style:parent-style-name="Table_20_Contents">
      <style:text-properties style:font-name="Liberation Serif" fo:font-size="10.5pt" fo:font-weight="normal" officeooo:rsid="009fecd4" officeooo:paragraph-rsid="009fecd4" style:font-size-asian="10.5pt" style:font-weight-asian="normal" style:font-size-complex="10.5pt" style:font-weight-complex="normal"/>
    </style:style>
    <style:style style:name="P126" style:family="paragraph" style:parent-style-name="Table_20_Contents">
      <style:text-properties style:font-name="Liberation Serif" fo:font-size="10.5pt" fo:font-weight="normal" officeooo:paragraph-rsid="009fecd4" style:font-size-asian="10.5pt" style:font-weight-asian="normal" style:font-size-complex="10.5pt" style:font-weight-complex="normal"/>
    </style:style>
    <style:style style:name="P127" style:family="paragraph" style:parent-style-name="Table_20_Contents">
      <style:text-properties style:font-name="Liberation Serif" officeooo:paragraph-rsid="00a236ca"/>
    </style:style>
    <style:style style:name="P128" style:family="paragraph" style:parent-style-name="Table_20_Contents">
      <style:text-properties style:font-name="Liberation Serif" officeooo:paragraph-rsid="002e848f"/>
    </style:style>
    <style:style style:name="P129" style:family="paragraph" style:parent-style-name="Table_20_Contents">
      <style:text-properties style:font-name="Liberation Serif" officeooo:paragraph-rsid="009fecd4"/>
    </style:style>
    <style:style style:name="P130" style:family="paragraph" style:parent-style-name="Table_20_Contents">
      <style:text-properties style:use-window-font-color="true" style:font-name="Liberation Serif" fo:font-size="10.5pt" officeooo:paragraph-rsid="0028cc24" style:font-size-asian="10.5pt" style:font-size-complex="10.5pt"/>
    </style:style>
    <style:style style:name="P131" style:family="paragraph" style:parent-style-name="Table_20_Contents">
      <style:paragraph-properties fo:text-align="center" style:justify-single-word="false"/>
      <style:text-properties style:use-window-font-color="true" style:font-name="Liberation Serif" fo:font-size="10.5pt" style:font-size-asian="10.5pt" style:font-size-complex="10.5pt"/>
    </style:style>
    <style:style style:name="P132" style:family="paragraph" style:parent-style-name="Table_20_Contents">
      <style:paragraph-properties fo:text-align="center" style:justify-single-word="false"/>
      <style:text-properties style:use-window-font-color="true" style:font-name="Liberation Serif" fo:font-size="10.5pt" officeooo:paragraph-rsid="00352cce" style:font-size-asian="10.5pt" style:font-size-complex="10.5pt"/>
    </style:style>
    <style:style style:name="P133" style:family="paragraph" style:parent-style-name="Table_20_Contents">
      <style:paragraph-properties fo:text-align="center" style:justify-single-word="false"/>
      <style:text-properties style:use-window-font-color="true" style:font-name="Liberation Serif" fo:font-size="10.5pt" officeooo:rsid="0083489c" officeooo:paragraph-rsid="0083489c" style:font-size-asian="10.5pt" style:font-size-complex="10.5pt"/>
    </style:style>
    <style:style style:name="P134" style:family="paragraph" style:parent-style-name="Table_20_Contents">
      <style:text-properties style:use-window-font-color="true" style:font-name="Liberation Serif" fo:font-size="10.5pt" fo:font-weight="bold" officeooo:rsid="003343f9" officeooo:paragraph-rsid="003343f9" style:font-size-asian="10.5pt" style:font-weight-asian="bold" style:font-size-complex="10.5pt" style:font-weight-complex="bold"/>
    </style:style>
    <style:style style:name="P135" style:family="paragraph" style:parent-style-name="Table_20_Contents">
      <style:text-properties officeooo:paragraph-rsid="00369e90"/>
    </style:style>
    <style:style style:name="P136" style:family="paragraph" style:parent-style-name="Table_20_Contents">
      <style:text-properties officeooo:paragraph-rsid="003f1f1c"/>
    </style:style>
    <style:style style:name="P137" style:family="paragraph" style:parent-style-name="Table_20_Contents">
      <style:text-properties officeooo:paragraph-rsid="00424bab"/>
    </style:style>
    <style:style style:name="P138" style:family="paragraph" style:parent-style-name="Table_20_Contents">
      <style:text-properties officeooo:paragraph-rsid="003b581f"/>
    </style:style>
    <style:style style:name="P139" style:family="paragraph" style:parent-style-name="Standard">
      <style:text-properties style:font-name="Liberation Serif" fo:font-size="10.5pt" style:font-size-asian="10.5pt" style:font-size-complex="10.5pt"/>
    </style:style>
    <style:style style:name="P140" style:family="paragraph" style:parent-style-name="Standard">
      <style:text-properties style:font-name="Liberation Serif" fo:font-size="10.5pt" officeooo:paragraph-rsid="004c02bd" style:font-size-asian="10.5pt" style:font-size-complex="10.5pt"/>
    </style:style>
    <style:style style:name="P141" style:family="paragraph" style:parent-style-name="Standard">
      <style:text-properties style:font-name="Liberation Serif" fo:font-size="10.5pt" officeooo:rsid="001ae9af" officeooo:paragraph-rsid="001ae9af" style:font-size-asian="10.5pt" style:font-size-complex="10.5pt"/>
    </style:style>
    <style:style style:name="P142" style:family="paragraph" style:parent-style-name="Standard">
      <style:text-properties style:font-name="Liberation Serif" fo:font-size="10.5pt" fo:font-weight="bold" officeooo:rsid="001ae9af" officeooo:paragraph-rsid="001ae9af" style:font-size-asian="10.5pt" style:font-weight-asian="bold" style:font-size-complex="10.5pt" style:font-weight-complex="bold"/>
    </style:style>
    <style:style style:name="P143" style:family="paragraph" style:parent-style-name="Standard">
      <style:text-properties officeooo:paragraph-rsid="004c02bd"/>
    </style:style>
    <style:style style:name="P144" style:family="paragraph" style:parent-style-name="Standard">
      <style:text-properties officeooo:rsid="00a1878e" officeooo:paragraph-rsid="00a1878e"/>
    </style:style>
    <style:style style:name="P145" style:family="paragraph" style:parent-style-name="Standard">
      <style:text-properties officeooo:rsid="00a1878e" officeooo:paragraph-rsid="00bddd91"/>
    </style:style>
    <style:style style:name="P146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0.5pt" fo:letter-spacing="normal" fo:font-style="normal" style:text-underline-style="none" fo:font-weight="bold" style:text-blinking="false" fo:background-color="#ffffff" style:font-size-asian="10.5pt" style:font-weight-asian="bold" style:font-size-complex="10.5pt" style:font-weight-complex="bold"/>
    </style:style>
    <style:style style:name="P147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0.5pt" fo:letter-spacing="normal" fo:font-style="normal" style:text-underline-style="none" fo:font-weight="bold" officeooo:rsid="00a236ca" officeooo:paragraph-rsid="00a236ca" style:text-blinking="false" fo:background-color="#ffffff" style:font-size-asian="10.5pt" style:font-weight-asian="bold" style:font-size-complex="10.5pt" style:font-weight-complex="bold"/>
    </style:style>
    <style:style style:name="P148" style:family="paragraph" style:parent-style-name="Standard">
      <style:text-properties officeooo:rsid="00befc86" officeooo:paragraph-rsid="00befc86"/>
    </style:style>
    <style:style style:name="P149" style:family="paragraph" style:parent-style-name="Text_20_body">
      <style:text-properties officeooo:paragraph-rsid="004c02bd"/>
    </style:style>
    <style:style style:name="P150" style:family="paragraph" style:parent-style-name="Text_20_body">
      <style:text-properties style:font-name="Liberation Serif" officeooo:paragraph-rsid="004c02bd"/>
    </style:style>
    <style:style style:name="P151" style:family="paragraph" style:parent-style-name="Text_20_body">
      <style:text-properties fo:font-variant="normal" fo:text-transform="none" fo:color="#222222" style:font-name="Liberation Serif" fo:font-size="10.5pt" fo:letter-spacing="normal" fo:font-style="normal" fo:font-weight="normal" officeooo:paragraph-rsid="004c02bd" style:font-size-asian="10.5pt" style:font-size-complex="10.5pt"/>
    </style:style>
    <style:style style:name="P152" style:family="paragraph" style:parent-style-name="Heading_20_3">
      <style:paragraph-properties fo:margin-left="0cm" fo:margin-right="0.397cm" fo:margin-top="0cm" fo:margin-bottom="0cm" loext:contextual-spacing="false" fo:line-height="110%" fo:orphans="2" fo:widows="2" fo:text-indent="0cm" style:auto-text-indent="false"/>
      <style:text-properties fo:font-variant="normal" fo:text-transform="none" style:use-window-font-color="true" style:font-name="Liberation Serif" fo:font-size="10.5pt" fo:letter-spacing="normal" fo:font-style="normal" fo:font-weight="bold" style:font-size-asian="10.5pt" style:font-weight-asian="bold" style:font-size-complex="10.5pt" style:font-weight-complex="bold"/>
    </style:style>
    <style:style style:name="P153" style:family="paragraph" style:parent-style-name="Heading_20_3">
      <style:paragraph-properties fo:margin-left="0cm" fo:margin-right="0.397cm" fo:margin-top="0cm" fo:margin-bottom="0cm" loext:contextual-spacing="false" fo:line-height="110%" fo:orphans="2" fo:widows="2" fo:text-indent="0cm" style:auto-text-indent="false"/>
      <style:text-properties fo:font-variant="normal" fo:text-transform="none" style:use-window-font-color="true" style:font-name="Liberation Serif" fo:font-size="10.5pt" fo:letter-spacing="normal" fo:font-style="normal" fo:font-weight="bold" officeooo:paragraph-rsid="004c02bd" style:font-size-asian="10.5pt" style:font-weight-asian="bold" style:font-size-complex="10.5pt" style:font-weight-complex="bold"/>
    </style:style>
    <style:style style:name="P154" style:family="paragraph" style:parent-style-name="Heading_20_3">
      <style:text-properties fo:font-variant="normal" fo:text-transform="none" style:use-window-font-color="true" style:font-name="Liberation Serif" fo:font-size="10.5pt" fo:letter-spacing="normal" fo:font-style="normal" fo:font-weight="bold" officeooo:rsid="003343f9" officeooo:paragraph-rsid="003343f9" style:font-size-asian="10.5pt" style:font-weight-asian="bold" style:font-size-complex="10.5pt" style:font-weight-complex="bold"/>
    </style:style>
    <style:style style:name="P155" style:family="paragraph" style:parent-style-name="Heading_20_3">
      <style:text-properties fo:font-variant="normal" fo:text-transform="none" style:use-window-font-color="true" style:font-name="Liberation Serif" fo:font-size="10.5pt" fo:letter-spacing="normal" fo:font-style="normal" fo:font-weight="bold" officeooo:rsid="00238817" officeooo:paragraph-rsid="00238817" style:font-size-asian="10.5pt" style:font-weight-asian="bold" style:font-size-complex="10.5pt" style:font-weight-complex="bold"/>
    </style:style>
    <style:style style:name="P156" style:family="paragraph" style:parent-style-name="Standard">
      <style:paragraph-properties fo:break-before="page"/>
      <style:text-properties style:font-name="Liberation Serif" fo:font-size="10.5pt" officeooo:rsid="00a1878e" officeooo:paragraph-rsid="00a1878e" style:font-size-asian="10.5pt" style:font-size-complex="10.5pt"/>
    </style:style>
    <style:style style:name="P157" style:family="paragraph" style:parent-style-name="Standard">
      <style:text-properties style:font-name="Liberation Serif" fo:font-size="10.5pt" officeooo:rsid="00a1878e" officeooo:paragraph-rsid="00a1878e" style:font-size-asian="10.5pt" style:font-size-complex="10.5pt"/>
    </style:style>
    <style:style style:name="P158" style:family="paragraph" style:parent-style-name="Standard">
      <style:text-properties style:font-name="Liberation Serif" fo:font-size="10.5pt" officeooo:paragraph-rsid="004c02bd" style:font-size-asian="10.5pt" style:font-size-complex="10.5pt"/>
    </style:style>
    <style:style style:name="P159" style:family="paragraph" style:parent-style-name="Standard">
      <style:text-properties style:font-name="Liberation Serif" fo:font-size="10.5pt" officeooo:rsid="00c2f095" officeooo:paragraph-rsid="00c2f095" style:font-size-asian="10.5pt" style:font-size-complex="10.5pt"/>
    </style:style>
    <style:style style:name="P160" style:family="paragraph" style:parent-style-name="Table_20_Contents">
      <style:text-properties fo:font-variant="normal" fo:text-transform="none" fo:color="#222222" style:font-name="Liberation Serif" fo:font-size="10.5pt" fo:letter-spacing="normal" fo:font-style="normal" fo:font-weight="normal" officeooo:rsid="0023437f" officeooo:paragraph-rsid="0023437f" style:font-size-asian="10.5pt" style:font-size-complex="10.5pt"/>
    </style:style>
    <style:style style:name="P161" style:family="paragraph" style:parent-style-name="Table_20_Contents">
      <style:text-properties style:font-name="Liberation Serif" fo:font-size="10.5pt" officeooo:rsid="003f1f1c" officeooo:paragraph-rsid="0043f8d8" style:font-size-asian="10.5pt" style:font-size-complex="10.5pt"/>
    </style:style>
    <style:style style:name="P162" style:family="paragraph" style:parent-style-name="Table_20_Contents">
      <style:paragraph-properties fo:text-align="center" style:justify-single-word="false"/>
      <style:text-properties style:font-name="Liberation Serif" fo:font-size="10.5pt" officeooo:rsid="003f1f1c" officeooo:paragraph-rsid="00c47e59" style:font-size-asian="10.5pt" style:font-size-complex="10.5pt"/>
    </style:style>
    <style:style style:name="P163" style:family="paragraph" style:parent-style-name="Table_20_Contents">
      <style:text-properties style:font-name="Liberation Serif" fo:font-size="10.5pt" officeooo:rsid="009f69a6" officeooo:paragraph-rsid="003b581f" style:font-size-asian="10.5pt" style:font-size-complex="10.5pt"/>
    </style:style>
    <style:style style:name="P164" style:family="paragraph" style:parent-style-name="Table_20_Contents">
      <style:paragraph-properties fo:text-align="center" style:justify-single-word="false"/>
      <style:text-properties style:font-name="Liberation Serif" fo:font-size="10.5pt" officeooo:rsid="0067fa47" officeooo:paragraph-rsid="0067fa47" style:font-size-asian="10.5pt" style:font-size-complex="10.5pt"/>
    </style:style>
    <style:style style:name="P165" style:family="paragraph" style:parent-style-name="Table_20_Contents">
      <style:paragraph-properties fo:text-align="center" style:justify-single-word="false"/>
      <style:text-properties style:font-name="Liberation Serif" fo:font-size="10.5pt" officeooo:rsid="00c0cc8b" officeooo:paragraph-rsid="00c0cc8b" style:font-size-asian="10.5pt" style:font-size-complex="10.5pt"/>
    </style:style>
    <style:style style:name="P166" style:family="paragraph" style:parent-style-name="Table_20_Contents">
      <style:paragraph-properties fo:text-align="center" style:justify-single-word="false"/>
      <style:text-properties style:font-name="Liberation Serif" fo:font-size="10.5pt" officeooo:rsid="00c249ba" officeooo:paragraph-rsid="00c249ba" style:font-size-asian="10.5pt" style:font-size-complex="10.5pt"/>
    </style:style>
    <style:style style:name="P167" style:family="paragraph" style:parent-style-name="Table_20_Contents">
      <style:paragraph-properties fo:text-align="center" style:justify-single-word="false"/>
      <style:text-properties style:font-name="Liberation Serif" fo:font-size="10.5pt" officeooo:rsid="00c249ba" officeooo:paragraph-rsid="00c47e59" style:font-size-asian="10.5pt" style:font-size-complex="10.5pt"/>
    </style:style>
    <style:style style:name="P168" style:family="paragraph" style:parent-style-name="Table_20_Contents">
      <style:paragraph-properties fo:text-align="center" style:justify-single-word="false"/>
      <style:text-properties style:font-name="Liberation Serif" fo:font-size="10.5pt" style:font-size-asian="10.5pt" style:font-size-complex="10.5pt"/>
    </style:style>
    <style:style style:name="P169" style:family="paragraph" style:parent-style-name="Table_20_Contents">
      <style:paragraph-properties fo:text-align="center" style:justify-single-word="false"/>
      <style:text-properties style:use-window-font-color="true" style:font-name="Liberation Serif" fo:font-size="10.5pt" officeooo:rsid="00c0cc8b" officeooo:paragraph-rsid="00c0cc8b" style:font-size-asian="10.5pt" style:font-size-complex="10.5pt"/>
    </style:style>
    <style:style style:name="P170" style:family="paragraph" style:parent-style-name="Text_20_body" style:list-style-name="L1">
      <style:paragraph-properties fo:margin-top="0cm" fo:margin-bottom="0.0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71" style:family="paragraph" style:parent-style-name="Text_20_body" style:list-style-name="L2">
      <style:paragraph-properties fo:margin-top="0cm" fo:margin-bottom="0.0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72" style:family="paragraph" style:parent-style-name="Text_20_body" style:list-style-name="L3">
      <style:paragraph-properties fo:margin-top="0cm" fo:margin-bottom="0.0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73" style:family="paragraph" style:parent-style-name="Text_20_body" style:list-style-name="L4">
      <style:paragraph-properties fo:margin-top="0cm" fo:margin-bottom="0.0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74" style:family="paragraph" style:parent-style-name="Text_20_body" style:list-style-name="L5">
      <style:paragraph-properties fo:margin-top="0cm" fo:margin-bottom="0.0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75" style:family="paragraph" style:parent-style-name="Text_20_body" style:list-style-name="L6">
      <style:paragraph-properties fo:margin-top="0cm" fo:margin-bottom="0.1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76" style:family="paragraph" style:parent-style-name="Text_20_body" style:list-style-name="L6">
      <style:paragraph-properties fo:margin-top="0cm" fo:margin-bottom="0.1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officeooo:paragraph-rsid="009fcbf1" style:font-size-asian="10.5pt" style:font-size-complex="10.5pt"/>
    </style:style>
    <style:style style:name="P177" style:family="paragraph" style:parent-style-name="Text_20_body" style:list-style-name="L9">
      <style:paragraph-properties fo:margin-top="0cm" fo:margin-bottom="0.1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78" style:family="paragraph" style:parent-style-name="Text_20_body" style:list-style-name="L10">
      <style:paragraph-properties fo:margin-top="0cm" fo:margin-bottom="0.1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79" style:family="paragraph" style:parent-style-name="Text_20_body" style:list-style-name="L11">
      <style:paragraph-properties fo:margin-top="0cm" fo:margin-bottom="0.1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80" style:family="paragraph" style:parent-style-name="Text_20_body" style:list-style-name="L12">
      <style:paragraph-properties fo:margin-top="0cm" fo:margin-bottom="0.1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81" style:family="paragraph" style:parent-style-name="Text_20_body" style:list-style-name="L13">
      <style:paragraph-properties fo:margin-top="0cm" fo:margin-bottom="0.1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82" style:family="paragraph" style:parent-style-name="Text_20_body" style:list-style-name="L14">
      <style:paragraph-properties fo:margin-top="0cm" fo:margin-bottom="0.1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83" style:family="paragraph" style:parent-style-name="Text_20_body" style:list-style-name="L15">
      <style:paragraph-properties fo:margin-top="0cm" fo:margin-bottom="0.1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84" style:family="paragraph" style:parent-style-name="Text_20_body" style:list-style-name="L16">
      <style:paragraph-properties fo:margin-top="0cm" fo:margin-bottom="0.1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85" style:family="paragraph" style:parent-style-name="Text_20_body" style:list-style-name="L7">
      <style:paragraph-properties fo:margin-top="0.101cm" fo:margin-bottom="0.101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86" style:family="paragraph" style:parent-style-name="Text_20_body" style:list-style-name="L8">
      <style:paragraph-properties fo:margin-top="0.101cm" fo:margin-bottom="0.101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T1" style:family="text">
      <style:text-properties officeooo:rsid="001afab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343f9" style:font-weight-asian="bold" style:font-weight-complex="bold"/>
    </style:style>
    <style:style style:name="T4" style:family="text">
      <style:text-properties fo:font-weight="bold" officeooo:rsid="00854138" style:font-weight-asian="bold" style:font-weight-complex="bold"/>
    </style:style>
    <style:style style:name="T5" style:family="text">
      <style:text-properties fo:font-variant="normal" fo:text-transform="none" fo:color="#222222" fo:letter-spacing="normal" fo:font-style="normal" fo:font-weight="normal"/>
    </style:style>
    <style:style style:name="T6" style:family="text">
      <style:text-properties fo:font-variant="normal" fo:text-transform="none" fo:color="#222222" style:font-name="Liberation Serif" fo:font-size="10.5pt" fo:letter-spacing="normal" fo:font-style="normal" fo:font-weight="bold" style:font-size-asian="10.5pt" style:font-size-complex="10.5pt"/>
    </style:style>
    <style:style style:name="T7" style:family="text">
      <style:text-properties fo:font-variant="normal" fo:text-transform="none" style:use-window-font-color="true" style:text-line-through-style="none" style:text-line-through-type="none" style:font-name="Liberation Serif" fo:font-size="10.5pt" fo:letter-spacing="normal" fo:font-style="normal" style:text-underline-style="none" fo:font-weight="bold" style:text-blinking="false" fo:background-color="#ffffff" loext:char-shading-value="0" style:font-size-asian="10.5pt" style:font-weight-asian="bold" style:font-size-complex="10.5pt" style:font-weight-complex="bold"/>
    </style:style>
    <style:style style:name="T8" style:family="text">
      <style:text-properties officeooo:rsid="0022c475"/>
    </style:style>
    <style:style style:name="T9" style:family="text">
      <style:text-properties officeooo:rsid="00257ec4"/>
    </style:style>
    <style:style style:name="T10" style:family="text">
      <style:text-properties officeooo:rsid="0028cc24"/>
    </style:style>
    <style:style style:name="T11" style:family="text">
      <style:text-properties officeooo:rsid="002cc1ac"/>
    </style:style>
    <style:style style:name="T12" style:family="text">
      <style:text-properties officeooo:rsid="002e848f"/>
    </style:style>
    <style:style style:name="T13" style:family="text">
      <style:text-properties officeooo:rsid="00369e90"/>
    </style:style>
    <style:style style:name="T14" style:family="text">
      <style:text-properties officeooo:rsid="00381031"/>
    </style:style>
    <style:style style:name="T15" style:family="text">
      <style:text-properties style:font-name="Liberation Serif" fo:font-size="10.5pt" style:font-size-asian="10.5pt" style:font-size-complex="10.5pt"/>
    </style:style>
    <style:style style:name="T16" style:family="text">
      <style:text-properties style:font-name="Liberation Serif" fo:font-size="10.5pt" officeooo:rsid="00bddd91" style:font-size-asian="10.5pt" style:font-size-complex="10.5pt"/>
    </style:style>
    <style:style style:name="T17" style:family="text">
      <style:text-properties style:font-name="Liberation Serif" fo:font-size="10.5pt" officeooo:rsid="00aa858a" style:font-size-asian="10.5pt" style:font-size-complex="10.5pt"/>
    </style:style>
    <style:style style:name="T18" style:family="text">
      <style:text-properties style:font-name="Liberation Serif" fo:font-size="10.5pt" officeooo:rsid="003f1f1c" style:font-size-asian="10.5pt" style:font-size-complex="10.5pt"/>
    </style:style>
    <style:style style:name="T19" style:family="text">
      <style:text-properties style:font-name="Liberation Serif" fo:font-size="10.5pt" officeooo:rsid="00afd25c" style:font-size-asian="10.5pt" style:font-size-complex="10.5pt"/>
    </style:style>
    <style:style style:name="T20" style:family="text">
      <style:text-properties style:font-name="Liberation Serif" fo:font-size="10.5pt" officeooo:rsid="009781e4" style:font-size-asian="10.5pt" style:font-size-complex="10.5pt"/>
    </style:style>
    <style:style style:name="T21" style:family="text">
      <style:text-properties style:font-name="Liberation Serif" fo:font-size="10.5pt" officeooo:rsid="00baed88" style:font-size-asian="10.5pt" style:font-size-complex="10.5pt"/>
    </style:style>
    <style:style style:name="T22" style:family="text">
      <style:text-properties style:font-name="Liberation Serif" fo:font-size="10.5pt" officeooo:rsid="00bc57eb" style:font-size-asian="10.5pt" style:font-size-complex="10.5pt"/>
    </style:style>
    <style:style style:name="T23" style:family="text">
      <style:text-properties style:font-name="Liberation Serif" fo:font-size="10.5pt" fo:font-weight="bold" officeooo:rsid="00424bab" style:font-size-asian="10.5pt" style:font-weight-asian="bold" style:font-size-complex="10.5pt" style:font-weight-complex="bold"/>
    </style:style>
    <style:style style:name="T24" style:family="text">
      <style:text-properties style:font-name="Liberation Serif" fo:font-size="10.5pt" fo:font-weight="bold" officeooo:rsid="003f1f1c" style:font-size-asian="10.5pt" style:font-weight-asian="bold" style:font-size-complex="10.5pt" style:font-weight-complex="bold"/>
    </style:style>
    <style:style style:name="T25" style:family="text">
      <style:text-properties style:font-name="Liberation Serif" fo:font-size="10.5pt" fo:font-weight="bold" officeooo:rsid="0085bf32" style:font-size-asian="10.5pt" style:font-weight-asian="bold" style:font-size-complex="10.5pt" style:font-weight-complex="bold"/>
    </style:style>
    <style:style style:name="T26" style:family="text">
      <style:text-properties style:font-name="Liberation Serif" fo:font-size="10.5pt" fo:font-weight="bold" officeooo:rsid="00ab5e0e" style:font-size-asian="10.5pt" style:font-weight-asian="bold" style:font-size-complex="10.5pt" style:font-weight-complex="bold"/>
    </style:style>
    <style:style style:name="T27" style:family="text">
      <style:text-properties officeooo:rsid="003f1f1c"/>
    </style:style>
    <style:style style:name="T28" style:family="text">
      <style:text-properties officeooo:rsid="00410179"/>
    </style:style>
    <style:style style:name="T29" style:family="text">
      <style:text-properties officeooo:rsid="00424bab"/>
    </style:style>
    <style:style style:name="T30" style:family="text">
      <style:text-properties officeooo:rsid="0043f8d8"/>
    </style:style>
    <style:style style:name="T31" style:family="text">
      <style:text-properties officeooo:rsid="00474708"/>
    </style:style>
    <style:style style:name="T32" style:family="text">
      <style:text-properties officeooo:rsid="004aca68"/>
    </style:style>
    <style:style style:name="T33" style:family="text">
      <style:text-properties officeooo:rsid="004c02bd"/>
    </style:style>
    <style:style style:name="T34" style:family="text">
      <style:text-properties officeooo:rsid="005f123a"/>
    </style:style>
    <style:style style:name="T35" style:family="text">
      <style:text-properties officeooo:rsid="0071868c"/>
    </style:style>
    <style:style style:name="T36" style:family="text">
      <style:text-properties officeooo:rsid="00725ece"/>
    </style:style>
    <style:style style:name="T37" style:family="text">
      <style:text-properties officeooo:rsid="00742ddf"/>
    </style:style>
    <style:style style:name="T38" style:family="text">
      <style:text-properties officeooo:rsid="00779021"/>
    </style:style>
    <style:style style:name="T39" style:family="text">
      <style:text-properties officeooo:rsid="007b588e"/>
    </style:style>
    <style:style style:name="T40" style:family="text">
      <style:text-properties officeooo:rsid="0080d19f"/>
    </style:style>
    <style:style style:name="T41" style:family="text">
      <style:text-properties officeooo:rsid="0083489c"/>
    </style:style>
    <style:style style:name="T42" style:family="text">
      <style:text-properties officeooo:rsid="0089b88d"/>
    </style:style>
    <style:style style:name="T43" style:family="text">
      <style:text-properties officeooo:rsid="008a918e"/>
    </style:style>
    <style:style style:name="T44" style:family="text">
      <style:text-properties officeooo:rsid="009386fb"/>
    </style:style>
    <style:style style:name="T45" style:family="text">
      <style:text-properties officeooo:rsid="009781e4"/>
    </style:style>
    <style:style style:name="T46" style:family="text">
      <style:text-properties fo:font-size="10.5pt" fo:font-weight="bold" officeooo:rsid="001afab4" style:font-size-asian="10.5pt" style:font-weight-asian="bold" style:font-size-complex="10.5pt" style:font-weight-complex="bold"/>
    </style:style>
    <style:style style:name="T47" style:family="text">
      <style:text-properties fo:font-size="10.5pt" fo:font-weight="bold" officeooo:rsid="001ae9af" style:font-size-asian="10.5pt" style:font-weight-asian="bold" style:font-size-complex="10.5pt" style:font-weight-complex="bold"/>
    </style:style>
    <style:style style:name="T48" style:family="text">
      <style:text-properties fo:font-size="10.5pt" fo:font-weight="bold" officeooo:rsid="00a236ca" style:font-size-asian="10.5pt" style:font-weight-asian="bold" style:font-size-complex="10.5pt" style:font-weight-complex="bold"/>
    </style:style>
    <style:style style:name="T49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50" style:family="text">
      <style:text-properties fo:font-size="10.5pt" fo:font-weight="normal" officeooo:rsid="002e848f" style:font-size-asian="10.5pt" style:font-weight-asian="normal" style:font-size-complex="10.5pt" style:font-weight-complex="normal"/>
    </style:style>
    <style:style style:name="T51" style:family="text">
      <style:text-properties fo:font-size="10.5pt" fo:font-weight="normal" officeooo:rsid="009fecd4" style:font-size-asian="10.5pt" style:font-weight-asian="normal" style:font-size-complex="10.5pt" style:font-weight-complex="normal"/>
    </style:style>
    <style:style style:name="T52" style:family="text">
      <style:text-properties style:font-size-asian="10.5pt" style:font-size-complex="10.5pt"/>
    </style:style>
    <style:style style:name="T53" style:family="text">
      <style:text-properties officeooo:rsid="001c7a62" style:font-size-asian="10.5pt" style:font-size-complex="10.5pt"/>
    </style:style>
    <style:style style:name="T54" style:family="text">
      <style:text-properties officeooo:rsid="001dc0ac" style:font-size-asian="10.5pt" style:font-size-complex="10.5pt"/>
    </style:style>
    <style:style style:name="T55" style:family="text">
      <style:text-properties officeooo:rsid="00aa858a"/>
    </style:style>
    <style:style style:name="T56" style:family="text">
      <style:text-properties officeooo:rsid="00b124e3"/>
    </style:style>
    <style:style style:name="T57" style:family="text">
      <style:text-properties officeooo:rsid="00b6c968"/>
    </style:style>
    <style:style style:name="T58" style:family="text">
      <style:text-properties officeooo:rsid="00bc57eb"/>
    </style:style>
    <style:style style:name="T59" style:family="text">
      <style:text-properties officeooo:rsid="00c0cc8b"/>
    </style:style>
    <style:style style:name="T60" style:family="text">
      <style:text-properties officeooo:rsid="00c29d1a"/>
    </style:style>
    <style:style style:name="T61" style:family="text">
      <style:text-properties officeooo:rsid="00c4ba09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2">DOMINIOS MONJAS</text:p>
      <text:p text:style-name="P14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eLine94782915051616">
          <table:table-cell table:style-name="Tabla1.A1" office:value-type="string">
            <text:p text:style-name="P27"/>
          </table:table-cell>
          <table:table-cell table:style-name="Tabla1.A1" table:number-columns-spanned="4" office:value-type="string">
            <text:p text:style-name="P101">WEB</text:p>
          </table:table-cell>
          <table:covered-table-cell/>
          <table:covered-table-cell/>
          <table:covered-table-cell/>
          <table:table-cell table:style-name="Tabla1.F1" table:number-columns-spanned="3" office:value-type="string">
            <text:p text:style-name="P101">MAIL</text:p>
          </table:table-cell>
          <table:covered-table-cell/>
          <table:covered-table-cell/>
        </table:table-row>
        <table:table-row table:style-name="TableLine94782968742304"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104">SSL</text:p>
          </table:table-cell>
          <table:table-cell table:style-name="Tabla1.A2" office:value-type="string">
            <text:p text:style-name="P104">DP</text:p>
          </table:table-cell>
          <table:table-cell table:style-name="Tabla1.A2" office:value-type="string">
            <text:p text:style-name="P104">DI</text:p>
          </table:table-cell>
          <table:table-cell table:style-name="Tabla1.A2" office:value-type="string">
            <text:p text:style-name="P104">Proxy</text:p>
          </table:table-cell>
          <table:table-cell table:style-name="Tabla1.A2" office:value-type="string">
            <text:p text:style-name="P104">SSL</text:p>
          </table:table-cell>
          <table:table-cell table:style-name="Tabla1.A2" office:value-type="string">
            <text:p text:style-name="P104">DP</text:p>
          </table:table-cell>
          <table:table-cell table:style-name="Tabla1.H2" office:value-type="string">
            <text:p text:style-name="P104">@</text:p>
          </table:table-cell>
        </table:table-row>
        <table:table-row table:style-name="TableLine94782969218752">
          <table:table-cell table:style-name="Tabla1.H2" table:number-columns-spanned="8" office:value-type="string">
            <text:p text:style-name="P107">miracle_monj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2949804992">
          <table:table-cell table:style-name="Tabla1.A2" office:value-type="string">
            <text:p text:style-name="P105"><text:span text:style-name="T1">a</text:span>tica.org</text:p>
          </table:table-cell>
          <table:table-cell table:style-name="Tabla1.A2" office:value-type="string">
            <text:p text:style-name="P30">-</text:p>
          </table:table-cell>
          <table:table-cell table:style-name="Tabla1.A2" office:value-type="string">
            <text:p text:style-name="P43">89.7.222.194</text:p>
            <text:p text:style-name="P2">89.7.222.234</text:p>
          </table:table-cell>
          <table:table-cell table:style-name="Tabla1.A2" office:value-type="string">
            <text:p text:style-name="P44">192.168.1.30</text:p>
            <text:p text:style-name="P45">192.168.1.30</text:p>
          </table:table-cell>
          <table:table-cell table:style-name="Tabla1.A2" office:value-type="string">
            <text:p text:style-name="P30">-</text:p>
          </table:table-cell>
          <table:table-cell table:style-name="Tabla1.A2" office:value-type="string">
            <text:p text:style-name="P53">08/09/2021</text:p>
          </table:table-cell>
          <table:table-cell table:style-name="Tabla1.A2" office:value-type="string">
            <text:p text:style-name="P6">89.7.222.194</text:p>
            <text:p text:style-name="P2">89.7.222.234</text:p>
          </table:table-cell>
          <table:table-cell table:style-name="Tabla1.H2" office:value-type="string">
            <text:p text:style-name="P54"><text:span text:style-name="T31">a</text:span>ticainstalaciones | aticasoluciones | gemma | joseluis | fernandoalonso</text:p>
          </table:table-cell>
        </table:table-row>
        <table:table-row table:style-name="TableLine94782969000560">
          <table:table-cell table:style-name="Tabla1.H2" table:number-columns-spanned="8" office:value-type="string"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2948823584">
          <table:table-cell table:style-name="Tabla1.A2" office:value-type="string">
            <text:p text:style-name="P127"><text:span text:style-name="T46">a</text:span><text:span text:style-name="T47">tica</text:span><text:span text:style-name="T48">ingenieros</text:span><text:span text:style-name="T47">.</text:span><text:span text:style-name="T48">com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16">82.98.135.44</text:p>
          </table:table-cell>
          <table:table-cell table:style-name="Tabla1.A2" office:value-type="string">
            <text:p text:style-name="P44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55"/>
          </table:table-cell>
          <table:table-cell table:style-name="Tabla1.A2" office:value-type="string">
            <text:p text:style-name="P6"/>
          </table:table-cell>
          <table:table-cell table:style-name="Tabla1.H2" office:value-type="string">
            <text:p text:style-name="P54"/>
          </table:table-cell>
        </table:table-row>
        <table:table-row table:style-name="TableLine94782952597776">
          <table:table-cell table:style-name="Tabla1.A2" office:value-type="string">
            <text:p text:style-name="P127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43"/>
          </table:table-cell>
          <table:table-cell table:style-name="Tabla1.A2" office:value-type="string">
            <text:p text:style-name="P44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55"/>
          </table:table-cell>
          <table:table-cell table:style-name="Tabla1.A2" office:value-type="string">
            <text:p text:style-name="P6"/>
          </table:table-cell>
          <table:table-cell table:style-name="Tabla1.H2" office:value-type="string">
            <text:p text:style-name="P54"/>
          </table:table-cell>
        </table:table-row>
        <table:table-row table:style-name="TableLine94782968919920">
          <table:table-cell table:style-name="Tabla1.A2" office:value-type="string">
            <text:p text:style-name="P139"/>
            <text:h text:style-name="P152" text:outline-level="3">business-card.es</text:h>
            <text:p text:style-name="P27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6">89.7.222.194</text:p>
            <text:p text:style-name="P2">89.7.222.234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56">07/09/2021</text:p>
          </table:table-cell>
          <table:table-cell table:style-name="Tabla1.A2" office:value-type="string">
            <text:p text:style-name="P7">89.7.222.194</text:p>
            <text:p text:style-name="P2">89.7.222.234</text:p>
          </table:table-cell>
          <table:table-cell table:style-name="Tabla1.H2" office:value-type="string">
            <text:p text:style-name="P165">business-card</text:p>
          </table:table-cell>
        </table:table-row>
        <table:table-row table:style-name="TableLine94782968167152">
          <table:table-cell table:style-name="Tabla1.A2" office:value-type="string">
            <text:p text:style-name="P17"><text:span text:style-name="T38">i</text:span>deacomonjas-cards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6">89.7.222.194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2"/>
          </table:table-cell>
          <table:table-cell table:style-name="Tabla1.H2" office:value-type="string">
            <text:p text:style-name="P30"/>
          </table:table-cell>
        </table:table-row>
        <table:table-row table:style-name="TableLine94782953956304">
          <table:table-cell table:style-name="Tabla1.A2" office:value-type="string">
            <text:p text:style-name="P57">urcb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6">89.7.222.194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833862448">
          <table:table-cell table:style-name="Tabla1.H2" table:number-columns-spanned="8" office:value-type="string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2953055600">
          <table:table-cell table:style-name="Tabla1.A2" office:value-type="string">
            <text:p text:style-name="P147">casasconalma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8">82.98.135.44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58"/>
          </table:table-cell>
          <table:table-cell table:style-name="Tabla1.A2" office:value-type="string">
            <text:p text:style-name="P9"/>
          </table:table-cell>
          <table:table-cell table:style-name="Tabla1.H2" office:value-type="string">
            <text:p text:style-name="P30"/>
          </table:table-cell>
        </table:table-row>
        <table:table-row table:style-name="TableLine94782952729776">
          <table:table-cell table:style-name="Tabla1.H2" table:number-columns-spanned="8" office:value-type="string">
            <text:p text:style-name="P1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2968048112">
          <table:table-cell table:style-name="Tabla1.A2" office:value-type="string">
            <text:p text:style-name="P146"><text:bookmark text:name="paneles_widget_block_enlace_5f575bebdf420989535765"/>certified-cards.com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8">89.7.222.194</text:p>
            <text:p text:style-name="P3">89.7.222.234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56">07/09/2021</text:p>
          </table:table-cell>
          <table:table-cell table:style-name="Tabla1.A2" office:value-type="string">
            <text:p text:style-name="P9">89.7.222.194</text:p>
            <text:p text:style-name="P4">89.7.222.234</text:p>
          </table:table-cell>
          <table:table-cell table:style-name="Tabla1.H2" office:value-type="string">
            <text:p text:style-name="P165"><text:span text:style-name="T61">d</text:span>omingueznoelia0210 | gemma | info | Robert | Saul</text:p>
          </table:table-cell>
        </table:table-row>
        <table:table-row table:style-name="TableLine94782770240976">
          <table:table-cell table:style-name="Tabla1.A2" office:value-type="string">
            <text:p text:style-name="P21"><text:span text:style-name="T53">c</text:span><text:span text:style-name="T52">ards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8">89.7.222.194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66543792">
          <table:table-cell table:style-name="Tabla1.A2" office:value-type="string">
            <text:p text:style-name="P21"><text:span text:style-name="T53">i</text:span><text:span text:style-name="T52">deacomonjas-cards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8">89.7.222.194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3463136">
          <table:table-cell table:style-name="Tabla1.A2" office:value-type="string">
            <text:p text:style-name="P21"><text:span text:style-name="T54">r</text:span><text:span text:style-name="T52">egistro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8">89.7.222.194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2996080">
          <table:table-cell table:style-name="Tabla1.A2" office:value-type="string">
            <text:p text:style-name="P21"><text:span text:style-name="T53">u</text:span><text:span text:style-name="T52">rsb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8">89.7.222.194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3106160">
          <table:table-cell table:style-name="Tabla1.H2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2915743760">
          <table:table-cell table:style-name="Tabla1.A2" office:value-type="string">
            <text:p text:style-name="P22">decomadrid.org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10">89.7.222.194</text:p>
            <text:p text:style-name="P5">89.7.222.234</text:p>
          </table:table-cell>
          <table:table-cell table:style-name="Tabla1.A2" office:value-type="string">
            <text:p text:style-name="P45">192.168.1.30</text:p>
            <text:p text:style-name="P45">192.168.1.30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59">08/09/2021</text:p>
          </table:table-cell>
          <table:table-cell table:style-name="Tabla1.A2" office:value-type="string">
            <text:p text:style-name="P10">89.7.222.194</text:p>
            <text:p text:style-name="P5">89.7.222.234</text:p>
          </table:table-cell>
          <table:table-cell table:style-name="Tabla1.H2" office:value-type="string">
            <text:p text:style-name="P60">decomadrid | fernando | joseluis | decomadridingenieria <text:span text:style-name="T59">| jesus | gemma</text:span></text:p>
          </table:table-cell>
        </table:table-row>
        <table:table-row table:style-name="TableLine94782950537712">
          <table:table-cell table:style-name="Tabla1.H2" table:number-columns-spanned="8" office:value-type="string">
            <text:p text:style-name="P9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Line94782967162464">
          <table:table-cell table:style-name="Tabla1.A2" office:value-type="string">
            <text:p text:style-name="P99">deinsaingenieros.com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10">89.7.222.194</text:p>
            <text:p text:style-name="P5">89.7.222.234</text:p>
          </table:table-cell>
          <table:table-cell table:style-name="Tabla1.A2" office:value-type="string">
            <text:p text:style-name="P45">192.168.1.30</text:p>
            <text:p text:style-name="P45">192.168.1.30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59">08/09/2021</text:p>
          </table:table-cell>
          <table:table-cell table:style-name="Tabla1.A2" office:value-type="string">
            <text:p text:style-name="P10">89.7.222.194</text:p>
            <text:p text:style-name="P5">89.7.222.234</text:p>
          </table:table-cell>
          <table:table-cell table:style-name="Tabla1.H2" office:value-type="string">
            <text:p text:style-name="P60">deinsa | fernando | joseluis <text:span text:style-name="T59">| deinsasistemas | gemma | ingenieria </text:span></text:p>
          </table:table-cell>
        </table:table-row>
        <table:table-row table:style-name="TableLine94782951671136">
          <table:table-cell table:style-name="Tabla1.H2" table:number-columns-spanned="8" office:value-type="string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2884137088">
          <table:table-cell table:style-name="Tabla1.A2" office:value-type="string">
            <text:p text:style-name="P102"><text:span text:style-name="T8">e</text:span>cards.es <text:span text:style-name="T40">(NO FUNCIONA)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61">88.2.96.146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61">88.2.96.146</text:p>
          </table:table-cell>
          <table:table-cell table:style-name="Tabla1.H2" office:value-type="string">
            <text:p text:style-name="P30"/>
          </table:table-cell>
        </table:table-row>
        <table:table-row table:style-name="TableLine94782964108592">
          <table:table-cell table:style-name="Tabla1.A2" office:value-type="string">
            <text:p text:style-name="P160">recepcion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62">88.2.96.146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62">88.2.96.146</text:p>
          </table:table-cell>
          <table:table-cell table:style-name="Tabla1.H2" office:value-type="string">
            <text:p text:style-name="P30"/>
          </table:table-cell>
        </table:table-row>
        <table:table-row table:style-name="TableLine94782951964896">
          <table:table-cell table:style-name="Tabla1.A2" office:value-type="string">
            <text:p text:style-name="P63">www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62">88.2.96.146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62">88.2.96.146</text:p>
          </table:table-cell>
          <table:table-cell table:style-name="Tabla1.H2" office:value-type="string">
            <text:p text:style-name="P30"/>
          </table:table-cell>
        </table:table-row>
        <table:table-row table:style-name="TableLine94782951858016">
          <table:table-cell table:style-name="Tabla1.H2" table:number-columns-spanned="8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2968803104">
          <table:table-cell table:style-name="Tabla1.A2" office:value-type="string">
            <text:p text:style-name="P109">ekaitza.es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6">82.98.135.44</text:p>
          </table:table-cell>
          <table:table-cell table:style-name="Tabla1.A2" office:value-type="string">
            <text:p text:style-name="P45"/>
          </table:table-cell>
          <table:table-cell table:style-name="Tabla1.A2" office:value-type="string">
            <text:p text:style-name="P31"/>
          </table:table-cell>
          <table:table-cell table:style-name="Tabla1.A2" office:value-type="string">
            <text:p text:style-name="P64"/>
          </table:table-cell>
          <table:table-cell table:style-name="Tabla1.A2" office:value-type="string">
            <text:p text:style-name="P11">82.98.135.44</text:p>
          </table:table-cell>
          <table:table-cell table:style-name="Tabla1.H2" office:value-type="string">
            <text:p text:style-name="P65"/>
          </table:table-cell>
        </table:table-row>
        <table:table-row table:style-name="TableLine94782910744672">
          <table:table-cell table:style-name="Tabla1.H2" table:number-columns-spanned="8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2967398080">
          <table:table-cell table:style-name="Tabla1.A2" office:value-type="string">
            <text:h text:style-name="P155" text:outline-level="3">ekaitzapeluqueros.com</text:h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6">89.7.222.194</text:p>
          </table:table-cell>
          <table:table-cell table:style-name="Tabla1.A2" office:value-type="string">
            <text:p text:style-name="P45"/>
          </table:table-cell>
          <table:table-cell table:style-name="Tabla1.A2" office:value-type="string">
            <text:p text:style-name="P31"/>
          </table:table-cell>
          <table:table-cell table:style-name="Tabla1.A2" office:value-type="string">
            <text:p text:style-name="P90">08/09/2021</text:p>
          </table:table-cell>
          <table:table-cell table:style-name="Tabla1.A2" office:value-type="string">
            <text:p text:style-name="P15">89.7.222.194</text:p>
          </table:table-cell>
          <table:table-cell table:style-name="Tabla1.H2" office:value-type="string">
            <text:p text:style-name="P65"/>
          </table:table-cell>
        </table:table-row>
        <table:table-row table:style-name="TableLine94782952964080">
          <table:table-cell table:style-name="Tabla1.H2" table:number-columns-spanned="8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2952754736">
          <table:table-cell table:style-name="Tabla1.A2" office:value-type="string">
            <text:p text:style-name="P120">eltallerdelmovimiento.com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24">82.98.135.44</text:p>
          </table:table-cell>
          <table:table-cell table:style-name="Tabla1.A2" office:value-type="string">
            <text:p text:style-name="P45"/>
          </table:table-cell>
          <table:table-cell table:style-name="Tabla1.A2" office:value-type="string">
            <text:p text:style-name="P31"/>
          </table:table-cell>
          <table:table-cell table:style-name="Tabla1.A2" office:value-type="string">
            <text:p text:style-name="P91"/>
          </table:table-cell>
          <table:table-cell table:style-name="Tabla1.A2" office:value-type="string">
            <text:p text:style-name="P25">82.98.135.44</text:p>
          </table:table-cell>
          <table:table-cell table:style-name="Tabla1.H2" office:value-type="string">
            <text:p text:style-name="P65"/>
          </table:table-cell>
        </table:table-row>
        <table:table-row table:style-name="TableLine94782951515296">
          <table:table-cell table:style-name="Tabla1.H2" table:number-columns-spanned="8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2951673056">
          <table:table-cell table:style-name="Tabla1.A2" office:value-type="string">
            <text:p text:style-name="P109"><text:span text:style-name="T9">h</text:span>omemanager.es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6">89.7.222.194</text:p>
            <text:p text:style-name="P12">89.7.222.234</text:p>
          </table:table-cell>
          <table:table-cell table:style-name="Tabla1.A2" office:value-type="string">
            <text:p text:style-name="P45">192.168.1.30</text:p>
            <text:p text:style-name="P45">192.168.1.30</text:p>
          </table:table-cell>
          <table:table-cell table:style-name="Tabla1.A2" office:value-type="string">
            <text:p text:style-name="P31">-</text:p>
            <text:p text:style-name="P31">-</text:p>
          </table:table-cell>
          <table:table-cell table:style-name="Tabla1.A2" office:value-type="string">
            <text:p text:style-name="P91">07/09/2021</text:p>
          </table:table-cell>
          <table:table-cell table:style-name="Tabla1.A2" office:value-type="string">
            <text:p text:style-name="P32">89.7.222.194</text:p>
            <text:p text:style-name="P32">89.7.222.234</text:p>
          </table:table-cell>
          <table:table-cell table:style-name="Tabla1.H2" office:value-type="string">
            <text:p text:style-name="P65">homemanager | gemma | fernando | joseluis | carlos</text:p>
          </table:table-cell>
        </table:table-row>
        <table:table-row table:style-name="TableLine94782951510816">
          <table:table-cell table:style-name="Tabla1.A2" office:value-type="string">
            <text:p text:style-name="P123">hm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3">217.125.140.210</text:p>
          </table:table-cell>
          <table:table-cell table:style-name="Tabla1.A2" office:value-type="string">
            <text:p text:style-name="P45">192.168.1.30</text:p>
          </table:table-cell>
          <table:table-cell table:style-name="Tabla1.A2" office:value-type="string">
            <text:p text:style-name="P45">192.168.1.3<text:span text:style-name="T32">1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67000544">
          <table:table-cell table:style-name="Tabla1.A2" office:value-type="string">
            <text:p text:style-name="P123"><text:span text:style-name="T9">m</text:span>aster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2">217.125.140.210</text:p>
          </table:table-cell>
          <table:table-cell table:style-name="Tabla1.A2" office:value-type="string">
            <text:p text:style-name="P45">192.168.1.30</text:p>
          </table:table-cell>
          <table:table-cell table:style-name="Tabla1.A2" office:value-type="string">
            <text:p text:style-name="P45">192.168.1.3<text:span text:style-name="T32">1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65783040">
          <table:table-cell table:style-name="Tabla1.A2" office:value-type="string">
            <text:p text:style-name="P123">rc1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2">217.125.140.210</text:p>
          </table:table-cell>
          <table:table-cell table:style-name="Tabla1.A2" office:value-type="string">
            <text:p text:style-name="P45">192.168.1.30</text:p>
          </table:table-cell>
          <table:table-cell table:style-name="Tabla1.A2" office:value-type="string">
            <text:p text:style-name="P45">192.168.1.3<text:span text:style-name="T32">1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66816528">
          <table:table-cell table:style-name="Tabla1.A2" office:value-type="string">
            <text:p text:style-name="P123"><text:span text:style-name="T9">t</text:span>eho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2">217.125.140.210</text:p>
          </table:table-cell>
          <table:table-cell table:style-name="Tabla1.A2" office:value-type="string">
            <text:p text:style-name="P45">192.168.1.30</text:p>
          </table:table-cell>
          <table:table-cell table:style-name="Tabla1.A2" office:value-type="string">
            <text:p text:style-name="P45">192.168.1.3<text:span text:style-name="T32">1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65754880">
          <table:table-cell table:style-name="Tabla1.H2" table:number-columns-spanned="8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2952949824">
          <table:table-cell table:style-name="Tabla1.A2" office:value-type="string">
            <text:p text:style-name="P111"><text:span text:style-name="T12">h</text:span>ometech.red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4">89.7.222.19<text:span text:style-name="T10">4</text:span></text:p>
            <text:p text:style-name="P33">89.7.222.234</text:p>
          </table:table-cell>
          <table:table-cell table:style-name="Tabla1.A2" office:value-type="string">
            <text:p text:style-name="P46">192.168.1.30</text:p>
            <text:p text:style-name="P46">192.168.1.30</text:p>
          </table:table-cell>
          <table:table-cell table:style-name="Tabla1.A2" office:value-type="string">
            <text:p text:style-name="P30">-</text:p>
          </table:table-cell>
          <table:table-cell table:style-name="Tabla1.A2" office:value-type="string">
            <text:p text:style-name="P66">07/09/2021</text:p>
          </table:table-cell>
          <table:table-cell table:style-name="Tabla1.A2" office:value-type="string">
            <text:p text:style-name="P34">89.7.222.194</text:p>
            <text:p text:style-name="P34">89.7.222.234</text:p>
          </table:table-cell>
          <table:table-cell table:style-name="Tabla1.H2" office:value-type="string">
            <text:p text:style-name="P65">hometech | gemma | fernandoalonso | jjcobas | joseluis |carlos</text:p>
          </table:table-cell>
        </table:table-row>
        <table:table-row table:style-name="TableLine94782952769840">
          <table:table-cell table:style-name="Tabla1.A2" office:value-type="string">
            <text:p text:style-name="P124"><text:span text:style-name="T12">a</text:span>dmin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4">89.7.222.195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>-</text:p>
          </table:table-cell>
        </table:table-row>
        <table:table-row table:style-name="TableLine94782950383472">
          <table:table-cell table:style-name="Tabla1.A2" office:value-type="string">
            <text:p text:style-name="P124"><text:span text:style-name="T12">a</text:span>pp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4">89.7.222.195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5">-</text:p>
          </table:table-cell>
        </table:table-row>
        <table:table-row table:style-name="TableLine94782953320640">
          <table:table-cell table:style-name="Tabla1.A2" office:value-type="string">
            <text:p text:style-name="P124"><text:span text:style-name="T12">d</text:span>escargas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4">89.7.222.195</text:p>
          </table:table-cell>
          <table:table-cell table:style-name="Tabla1.A2" office:value-type="string">
            <text:p text:style-name="P46">192.168.1.30</text:p>
          </table:table-cell>
          <table:table-cell table:style-name="Tabla1.A2" office:value-type="string">
            <text:p text:style-name="P30">-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5">-</text:p>
          </table:table-cell>
        </table:table-row>
        <table:table-row table:style-name="TableLine94782965896320">
          <table:table-cell table:style-name="Tabla1.A2" office:value-type="string">
            <text:p text:style-name="P125">eficiencia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66">89.7.222.195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5"/>
          </table:table-cell>
        </table:table-row>
        <text:soft-page-break/>
        <table:table-row table:style-name="TableLine94782965747840">
          <table:table-cell table:style-name="Tabla1.A2" office:value-type="string">
            <text:p text:style-name="P124"><text:span text:style-name="T12">g</text:span>estion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4">89.7.222.195</text:p>
          </table:table-cell>
          <table:table-cell table:style-name="Tabla1.A2" office:value-type="string">
            <text:p text:style-name="P46">192.168.1.30</text:p>
          </table:table-cell>
          <table:table-cell table:style-name="Tabla1.A2" office:value-type="string">
            <text:p text:style-name="P30">-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5">-</text:p>
          </table:table-cell>
        </table:table-row>
        <table:table-row table:style-name="TableLine94782915823760">
          <table:table-cell table:style-name="Tabla1.A2" office:value-type="string">
            <text:p text:style-name="P125">hazard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66">89.7.222.195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5"/>
          </table:table-cell>
        </table:table-row>
        <table:table-row table:style-name="TableLine94782876534416">
          <table:table-cell table:style-name="Tabla1.A2" office:value-type="string">
            <text:p text:style-name="P124">hm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4">89.7.222.195</text:p>
          </table:table-cell>
          <table:table-cell table:style-name="Tabla1.A2" office:value-type="string">
            <text:p text:style-name="P46">192.168.1.30</text:p>
          </table:table-cell>
          <table:table-cell table:style-name="Tabla1.A2" office:value-type="string">
            <text:p text:style-name="P30">-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5">-</text:p>
          </table:table-cell>
        </table:table-row>
        <table:table-row table:style-name="TableLine94782951988400">
          <table:table-cell table:style-name="Tabla1.A2" office:value-type="string">
            <text:p text:style-name="P124"><text:span text:style-name="T12">h</text:span>omemanager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4">89.7.222.195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5">-</text:p>
          </table:table-cell>
        </table:table-row>
        <table:table-row table:style-name="TableLine94782952596496">
          <table:table-cell table:style-name="Tabla1.A2" office:value-type="string">
            <text:p text:style-name="P128"><text:span text:style-name="T50">i</text:span><text:span text:style-name="T49">deacomonjas-</text:span><text:span text:style-name="T51">hazard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4">89.7.222.195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5">-</text:p>
          </table:table-cell>
        </table:table-row>
        <table:table-row table:style-name="TableLine94782952610576">
          <table:table-cell table:style-name="Tabla1.A2" office:value-type="string">
            <text:p text:style-name="P129"><text:span text:style-name="T50">i</text:span><text:span text:style-name="T49">deacomonjas-</text:span><text:span text:style-name="T51">mariano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6">89.7.222.195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5"/>
          </table:table-cell>
        </table:table-row>
        <table:table-row table:style-name="TableLine94782968823584">
          <table:table-cell table:style-name="Tabla1.A2" office:value-type="string">
            <text:p text:style-name="P126"><text:span text:style-name="T12">i</text:span>deacomonjas-rudy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6">89.7.222.195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5"/>
          </table:table-cell>
        </table:table-row>
        <table:table-row table:style-name="TableLine94782952608656">
          <table:table-cell table:style-name="Tabla1.A2" office:value-type="string">
            <text:p text:style-name="P124"><text:span text:style-name="T12">i</text:span>deacomonjas-rudy2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4">89.7.222.195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5">-</text:p>
          </table:table-cell>
        </table:table-row>
        <table:table-row table:style-name="TableLine94782951476896">
          <table:table-cell table:style-name="Tabla1.A2" office:value-type="string">
            <text:p text:style-name="P125">mariano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6">89.7.222.195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5"/>
          </table:table-cell>
        </table:table-row>
        <table:table-row table:style-name="TableLine94782969064560">
          <table:table-cell table:style-name="Tabla1.A2" office:value-type="string">
            <text:p text:style-name="P124"><text:span text:style-name="T12">m</text:span>aster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7">89.7.222.195</text:p>
          </table:table-cell>
          <table:table-cell table:style-name="Tabla1.A2" office:value-type="string">
            <text:p text:style-name="P46">192.168.1.30</text:p>
          </table:table-cell>
          <table:table-cell table:style-name="Tabla1.A2" office:value-type="string">
            <text:p text:style-name="P30">-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5">-</text:p>
          </table:table-cell>
        </table:table-row>
        <table:table-row table:style-name="TableLine94782950606832">
          <table:table-cell table:style-name="Tabla1.A2" office:value-type="string">
            <text:p text:style-name="P124"><text:span text:style-name="T12">m</text:span>aster1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7">89.7.222.195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5">-</text:p>
          </table:table-cell>
        </table:table-row>
        <table:table-row table:style-name="TableLine94782952729136">
          <table:table-cell table:style-name="Tabla1.A2" office:value-type="string">
            <text:p text:style-name="P125">monjas2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6">89.7.222.195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5"/>
          </table:table-cell>
        </table:table-row>
        <table:table-row table:style-name="TableLine94782952743856">
          <table:table-cell table:style-name="Tabla1.A2" office:value-type="string">
            <text:p text:style-name="P125">oviedo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6">89.7.222.195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5"/>
          </table:table-cell>
        </table:table-row>
        <table:table-row table:style-name="TableLine94782953068400">
          <table:table-cell table:style-name="Tabla1.A2" office:value-type="string">
            <text:p text:style-name="P124"><text:span text:style-name="T12">p</text:span>iloto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7">89.7.222.195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5">-</text:p>
          </table:table-cell>
        </table:table-row>
        <table:table-row table:style-name="TableLine94782968071792">
          <table:table-cell table:style-name="Tabla1.A2" office:value-type="string">
            <text:p text:style-name="P124"><text:span text:style-name="T12">r</text:span>c<text:span text:style-name="T11">1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7">89.7.222.195</text:p>
          </table:table-cell>
          <table:table-cell table:style-name="Tabla1.A2" office:value-type="string">
            <text:p text:style-name="P46">192.168.1.30</text:p>
          </table:table-cell>
          <table:table-cell table:style-name="Tabla1.A2" office:value-type="string">
            <text:p text:style-name="P30">-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5">-</text:p>
          </table:table-cell>
        </table:table-row>
        <table:table-row table:style-name="TableLine94782969061360">
          <table:table-cell table:style-name="Tabla1.A2" office:value-type="string">
            <text:p text:style-name="P124"><text:span text:style-name="T12">r</text:span>outer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7">83.56.25.97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5">-</text:p>
          </table:table-cell>
        </table:table-row>
        <table:table-row table:style-name="TableLine94782969161200">
          <table:table-cell table:style-name="Tabla1.A2" office:value-type="string">
            <text:p text:style-name="P68"><text:span text:style-name="T12">r</text:span>outer2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7">89.7.222.195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5">-</text:p>
          </table:table-cell>
        </table:table-row>
        <table:table-row table:style-name="TableLine94782965893760">
          <table:table-cell table:style-name="Tabla1.A2" office:value-type="string">
            <text:p text:style-name="P67">soajs.monjas2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6">89.7.222.195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5"/>
          </table:table-cell>
        </table:table-row>
        <table:table-row table:style-name="TableLine94782953194480">
          <table:table-cell table:style-name="Tabla1.A2" office:value-type="string">
            <text:p text:style-name="P67">socket-hazard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6">89.7.222.195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5"/>
          </table:table-cell>
        </table:table-row>
        <table:table-row table:style-name="TableLine94782953631104">
          <table:table-cell table:style-name="Tabla1.A2" office:value-type="string">
            <text:p text:style-name="P67">socket-mariano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6">89.7.222.195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5"/>
          </table:table-cell>
        </table:table-row>
        <table:table-row table:style-name="TableLine94782965837440">
          <table:table-cell table:style-name="Tabla1.A2" office:value-type="string">
            <text:p text:style-name="P67">Socket-monjas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6">89.7.222.195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5"/>
          </table:table-cell>
        </table:table-row>
        <table:table-row table:style-name="TableLine94782965841280">
          <table:table-cell table:style-name="Tabla1.A2" office:value-type="string">
            <text:p text:style-name="P68"><text:span text:style-name="T12">t</text:span>eho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7">89.7.222.195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5">-</text:p>
          </table:table-cell>
        </table:table-row>
        <table:table-row table:style-name="TableLine94782965841920">
          <table:table-cell table:style-name="Tabla1.A2" office:value-type="string">
            <text:p text:style-name="P68"><text:span text:style-name="T12">t</text:span>eho1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7">89.7.222.195</text:p>
          </table:table-cell>
          <table:table-cell table:style-name="Tabla1.A2" office:value-type="string">
            <text:p text:style-name="P46">192.168.1.30</text:p>
          </table:table-cell>
          <table:table-cell table:style-name="Tabla1.A2" office:value-type="string">
            <text:p text:style-name="P30">-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5">-</text:p>
          </table:table-cell>
        </table:table-row>
        <table:table-row table:style-name="TableLine94782965829760">
          <table:table-cell table:style-name="Tabla1.A2" office:value-type="string">
            <text:p text:style-name="P68"><text:span text:style-name="T12">t</text:span>eho2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7">89.7.222.195</text:p>
          </table:table-cell>
          <table:table-cell table:style-name="Tabla1.A2" office:value-type="string">
            <text:p text:style-name="P46">192.168.1.30</text:p>
          </table:table-cell>
          <table:table-cell table:style-name="Tabla1.A2" office:value-type="string">
            <text:p text:style-name="P30">-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65845120">
          <table:table-cell table:style-name="Tabla1.A2" office:value-type="string">
            <text:p text:style-name="P68"><text:span text:style-name="T12">t</text:span>eho3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7">89.7.222.195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10692832">
          <table:table-cell table:style-name="Tabla1.H2" table:number-columns-spanned="8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2968106992">
          <table:table-cell table:style-name="Tabla1.A2" office:value-type="string">
            <text:p text:style-name="P113">lateingenieros.com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13">89.7.222.194</text:p>
            <text:p text:style-name="P13"><text:soft-page-break/>89.7.222.234</text:p>
          </table:table-cell>
          <table:table-cell table:style-name="Tabla1.A2" office:value-type="string">
            <text:p text:style-name="P47">192.168.1.30</text:p>
            <text:p text:style-name="P47"><text:soft-page-break/>192.168.1.30</text:p>
          </table:table-cell>
          <table:table-cell table:style-name="Tabla1.A2" office:value-type="string">
            <text:p text:style-name="P30">-</text:p>
          </table:table-cell>
          <table:table-cell table:style-name="Tabla1.A2" office:value-type="string">
            <text:p text:style-name="P92">08/09/2021</text:p>
          </table:table-cell>
          <table:table-cell table:style-name="Tabla1.A2" office:value-type="string">
            <text:p text:style-name="P6">89.7.222.194</text:p>
            <text:p text:style-name="P6"><text:soft-page-break/>89.7.222.234</text:p>
          </table:table-cell>
          <table:table-cell table:style-name="Tabla1.H2" office:value-type="string">
            <text:p text:style-name="P60">late | pruebas</text:p>
          </table:table-cell>
        </table:table-row>
        <table:table-row table:style-name="TableLine94782949803712">
          <table:table-cell table:style-name="Tabla1.H2" table:number-columns-spanned="8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2968916080">
          <table:table-cell table:style-name="Tabla1.A2" office:value-type="string">
            <text:p text:style-name="P115"><text:span text:style-name="T14">m</text:span>iraclesoa.com <text:span text:style-name="T55">(NO EXISTE)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13">89.7.222.194</text:p>
            <text:p text:style-name="P13">89.7.222.234</text:p>
          </table:table-cell>
          <table:table-cell table:style-name="Tabla1.A2" office:value-type="string">
            <text:p text:style-name="P48">192.168.1.30</text:p>
            <text:p text:style-name="P48">192.168.1.30</text:p>
          </table:table-cell>
          <table:table-cell table:style-name="Tabla1.A2" office:value-type="string">
            <text:p text:style-name="P30">-</text:p>
          </table:table-cell>
          <table:table-cell table:style-name="Tabla1.A2" office:value-type="string">
            <text:p text:style-name="P70"><text:span text:style-name="T41">20</text:span>/<text:span text:style-name="T41">12</text:span>/20</text:p>
          </table:table-cell>
          <table:table-cell table:style-name="Tabla1.A2" office:value-type="string">
            <text:p text:style-name="P13">89.7.222.194</text:p>
            <text:p text:style-name="P13">89.7.222.234</text:p>
          </table:table-cell>
          <table:table-cell table:style-name="Tabla1.H2" office:value-type="string">
            <text:p text:style-name="P60">miracle | fernando | gemma | joseluis</text:p>
          </table:table-cell>
        </table:table-row>
        <table:table-row table:style-name="TableLine94782952163536">
          <table:table-cell table:style-name="Tabla1.H2" table:number-columns-spanned="8" office:value-type="string">
            <text:p text:style-name="P1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2952162256">
          <table:table-cell table:style-name="Tabla1.A2" office:value-type="string">
            <text:h text:style-name="P154" text:outline-level="3">merinopeluqueros.com</text:h>
          </table:table-cell>
          <table:table-cell table:style-name="Tabla1.A2" office:value-type="string">
            <text:p text:style-name="P131"/>
          </table:table-cell>
          <table:table-cell table:style-name="Tabla1.A2" office:value-type="string">
            <text:p text:style-name="P26">89.7.222.194</text:p>
          </table:table-cell>
          <table:table-cell table:style-name="Tabla1.A2" office:value-type="string">
            <text:p text:style-name="P131"/>
          </table:table-cell>
          <table:table-cell table:style-name="Tabla1.A2" office:value-type="string">
            <text:p text:style-name="P131"/>
          </table:table-cell>
          <table:table-cell table:style-name="Tabla1.A2" office:value-type="string">
            <text:p text:style-name="P133"/>
          </table:table-cell>
          <table:table-cell table:style-name="Tabla1.A2" office:value-type="string">
            <text:p text:style-name="P132"/>
          </table:table-cell>
          <table:table-cell table:style-name="Tabla1.H2" office:value-type="string">
            <text:p text:style-name="P169">ekaitzamerino | gemma</text:p>
          </table:table-cell>
        </table:table-row>
        <table:table-row table:style-name="TableLine94782965963472">
          <table:table-cell table:style-name="Tabla1.H2" table:number-columns-spanned="8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2968299328">
          <table:table-cell table:style-name="Tabla1.A2" office:value-type="string">
            <text:p text:style-name="P115"><text:span text:style-name="T13">s</text:span>marthome.red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8">89.7.222.194</text:p>
            <text:p text:style-name="P38">89.7.222.234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>-</text:p>
          </table:table-cell>
          <table:table-cell table:style-name="Tabla1.A2" office:value-type="string">
            <text:p text:style-name="P71">20/12/20</text:p>
          </table:table-cell>
          <table:table-cell table:style-name="Tabla1.A2" office:value-type="string">
            <text:p text:style-name="P38">89.7.222.194</text:p>
            <text:p text:style-name="P38">89.7.222.234</text:p>
          </table:table-cell>
          <table:table-cell table:style-name="Tabla1.H2" office:value-type="string">
            <text:p text:style-name="P30"/>
          </table:table-cell>
        </table:table-row>
        <table:table-row table:style-name="TableLine94782949597312">
          <table:table-cell table:style-name="Tabla1.A2" office:value-type="string">
            <text:p text:style-name="P72"><text:span text:style-name="T13">h</text:span>mmaqueta<text:span text:style-name="T3"> </text:span><text:span text:style-name="T4">(no funciona)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9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65825280">
          <table:table-cell table:style-name="Tabla1.A2" office:value-type="string">
            <text:p text:style-name="P72"><text:span text:style-name="T13">i</text:span>kasa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9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9"/>
          </table:table-cell>
          <table:table-cell table:style-name="Tabla1.H2" office:value-type="string">
            <text:p text:style-name="P30"/>
          </table:table-cell>
        </table:table-row>
        <table:table-row table:style-name="TableLine94782949633152">
          <table:table-cell table:style-name="Tabla1.A2" office:value-type="string">
            <text:p text:style-name="P72">mansionesmaqueta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9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6"/>
          </table:table-cell>
          <table:table-cell table:style-name="Tabla1.H2" office:value-type="string">
            <text:p text:style-name="P30"/>
          </table:table-cell>
        </table:table-row>
        <table:table-row table:style-name="TableLine94782969802272">
          <table:table-cell table:style-name="Tabla1.A2" office:value-type="string">
            <text:p text:style-name="P72">plataforma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9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69806112">
          <table:table-cell table:style-name="Tabla1.A2" office:value-type="string">
            <text:p text:style-name="P72">plataforma40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9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67953536">
          <table:table-cell table:style-name="Tabla1.A2" office:value-type="string">
            <text:p text:style-name="P72">plataformacomun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9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2224976">
          <table:table-cell table:style-name="Tabla1.A2" office:value-type="string">
            <text:p text:style-name="P72">rc1maqueta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9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69704352">
          <table:table-cell table:style-name="Tabla1.A2" office:value-type="string">
            <text:p text:style-name="P72">scadaweb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9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48776736">
          <table:table-cell table:style-name="Tabla1.A2" office:value-type="string">
            <text:p text:style-name="P72">tehoedificio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9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49601792">
          <table:table-cell table:style-name="Tabla1.A2" office:value-type="string">
            <text:p text:style-name="P135"><text:span text:style-name="T15">tehohote</text:span><text:span text:style-name="T17">l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9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1444768">
          <table:table-cell table:style-name="Tabla1.A2" office:value-type="string">
            <text:p text:style-name="P69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4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0536432">
          <table:table-cell table:style-name="Tabla1.A2" office:value-type="string">
            <text:p text:style-name="P136"><text:span text:style-name="T23">t</text:span><text:span text:style-name="T24">ecnologiasit.org </text:span><text:span text:style-name="T25">(muestra </text:span><text:span text:style-name="T26">error</text:span><text:span text:style-name="T25">)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3">88.12.32.148</text:p>
          </table:table-cell>
          <table:table-cell table:style-name="Tabla1.A2" office:value-type="string">
            <text:p text:style-name="P49">192.168.1.3<text:span text:style-name="T35">1</text:span></text:p>
          </table:table-cell>
          <table:table-cell table:style-name="Tabla1.A2" office:value-type="string">
            <text:p text:style-name="P50">192.168.1.3<text:span text:style-name="T36">3</text:span></text:p>
          </table:table-cell>
          <table:table-cell table:style-name="Tabla1.A2" office:value-type="string">
            <text:p text:style-name="P85"/>
          </table:table-cell>
          <table:table-cell table:style-name="Tabla1.A2" office:value-type="string">
            <text:p text:style-name="P86"/>
          </table:table-cell>
          <table:table-cell table:style-name="Tabla1.H2" office:value-type="string">
            <text:p text:style-name="P30">-</text:p>
          </table:table-cell>
        </table:table-row>
        <table:table-row table:style-name="TableLine94782948637104">
          <table:table-cell table:style-name="Tabla1.A2" office:value-type="string">
            <text:p text:style-name="P81"><text:span text:style-name="T29">a</text:span>yuntamientocoslada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3">88.12.32.148</text:p>
          </table:table-cell>
          <table:table-cell table:style-name="Tabla1.A2" office:value-type="string">
            <text:p text:style-name="P49">192.168.1.3<text:span text:style-name="T35">1</text:span></text:p>
          </table:table-cell>
          <table:table-cell table:style-name="Tabla1.A2" office:value-type="string">
            <text:p text:style-name="P50">192.168.1.3<text:span text:style-name="T36">3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>-</text:p>
          </table:table-cell>
        </table:table-row>
        <table:table-row table:style-name="TableLine94782950622192">
          <table:table-cell table:style-name="Tabla1.A2" office:value-type="string">
            <text:p text:style-name="P81"><text:span text:style-name="T56">c</text:span>ronos <text:s/><text:span text:style-name="T56">(no existe)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3">80.38.102.189</text:p>
          </table:table-cell>
          <table:table-cell table:style-name="Tabla1.A2" office:value-type="string">
            <text:p text:style-name="P49">-</text:p>
          </table:table-cell>
          <table:table-cell table:style-name="Tabla1.A2" office:value-type="string">
            <text:p text:style-name="P50">-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>-</text:p>
          </table:table-cell>
        </table:table-row>
        <table:table-row table:style-name="TableLine94782948640304">
          <table:table-cell table:style-name="Tabla1.A2" office:value-type="string">
            <text:p text:style-name="P81">pilotocoslada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3">88.12.32.148</text:p>
          </table:table-cell>
          <table:table-cell table:style-name="Tabla1.A2" office:value-type="string">
            <text:p text:style-name="P49">192.168.1.3<text:span text:style-name="T35">1</text:span></text:p>
          </table:table-cell>
          <table:table-cell table:style-name="Tabla1.A2" office:value-type="string">
            <text:p text:style-name="P50">192.168.1.3<text:span text:style-name="T36">3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>-</text:p>
          </table:table-cell>
        </table:table-row>
        <table:table-row table:style-name="TableLine94782952776240">
          <table:table-cell table:style-name="Tabla1.A2" office:value-type="string">
            <text:p text:style-name="P81">teho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3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>-</text:p>
          </table:table-cell>
        </table:table-row>
        <table:table-row table:style-name="TableLine94782969212992">
          <table:table-cell table:style-name="Tabla1.A2" office:value-type="string">
            <text:p text:style-name="P137"><text:span text:style-name="T18">tehocoslad</text:span><text:span text:style-name="T19">a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3">88.12.32.148</text:p>
          </table:table-cell>
          <table:table-cell table:style-name="Tabla1.A2" office:value-type="string">
            <text:p text:style-name="P49">192.168.1.3<text:span text:style-name="T35">1</text:span></text:p>
          </table:table-cell>
          <table:table-cell table:style-name="Tabla1.A2" office:value-type="string">
            <text:p text:style-name="P50">192.168.1.3<text:span text:style-name="T36">3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>-</text:p>
          </table:table-cell>
        </table:table-row>
        <table:table-row table:style-name="TableLine94782951852896">
          <table:table-cell table:style-name="Tabla1.A2" office:value-type="string">
            <text:p text:style-name="P82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4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ext:soft-page-break/>
        <table:table-row table:style-name="TableLine94782968150512">
          <table:table-cell table:style-name="Tabla1.A2" office:value-type="string">
            <text:p text:style-name="P117"><text:span text:style-name="T28">u</text:span>niquehome.es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14">89.7.222.194</text:p>
            <text:p text:style-name="P18">89.7.222.234</text:p>
          </table:table-cell>
          <table:table-cell table:style-name="Tabla1.A2" office:value-type="string">
            <text:p text:style-name="P51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93">07/09/2021</text:p>
          </table:table-cell>
          <table:table-cell table:style-name="Tabla1.A2" office:value-type="string">
            <text:p text:style-name="P6">89.7.222.194</text:p>
            <text:p text:style-name="P19">89.7.222.234</text:p>
          </table:table-cell>
          <table:table-cell table:style-name="Tabla1.H2" office:value-type="string">
            <text:p text:style-name="P164"><text:span text:style-name="T37">u</text:span>niquehome | gemma | fernando | joseluis | jjcobas | carlos <text:span text:style-name="T59">| administracion | cezi | </text:span><text:span text:style-name="T60">ekaitza | esther | </text:span><text:span text:style-name="T59">finazabal | laura | noe | pedro | ramon | robert | rrhh | saul</text:span></text:p>
          </table:table-cell>
        </table:table-row>
        <table:table-row table:style-name="TableLine94782951856096">
          <table:table-cell table:style-name="Tabla1.A2" office:value-type="string">
            <text:p text:style-name="P83"><text:span text:style-name="T28">a</text:span>rdal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4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4289840">
          <table:table-cell table:style-name="Tabla1.A2" office:value-type="string">
            <text:p text:style-name="P95">clima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7">89.7.222.194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49603712">
          <table:table-cell table:style-name="Tabla1.A2" office:value-type="string">
            <text:p text:style-name="P83">descargas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4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1873376">
          <table:table-cell table:style-name="Tabla1.A2" office:value-type="string">
            <text:p text:style-name="P83">privacy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4">89.7.222.194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1779296">
          <table:table-cell table:style-name="Tabla1.A2" office:value-type="string">
            <text:p text:style-name="P96">private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8">89.7.222.194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69070960">
          <table:table-cell table:style-name="Tabla1.A2" office:value-type="string">
            <text:p text:style-name="P83">robert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4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65772800">
          <table:table-cell table:style-name="Tabla1.A2" office:value-type="string">
            <text:p text:style-name="P83">sms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4">89.7.222.194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49865792">
          <table:table-cell table:style-name="Tabla1.A2" office:value-type="string">
            <text:p text:style-name="P82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4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65728000">
          <table:table-cell table:style-name="Tabla1.A2" office:value-type="string">
            <text:p text:style-name="P119">uniquehometech.es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14">89.7.222.194</text:p>
            <text:p text:style-name="P20">89.7.222.234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94">07/09/2021</text:p>
          </table:table-cell>
          <table:table-cell table:style-name="Tabla1.A2" office:value-type="string">
            <text:p text:style-name="P75">89.7.222.194</text:p>
            <text:p text:style-name="P75">89.7.222.234</text:p>
          </table:table-cell>
          <table:table-cell table:style-name="Tabla1.H2" office:value-type="string">
            <text:p text:style-name="P165">carlos | fernandoalonso | gemma | jjcobas | joseluis | robert | uniquehometech</text:p>
          </table:table-cell>
        </table:table-row>
        <table:table-row table:style-name="TableLine94782968634288">
          <table:table-cell table:style-name="Tabla1.A2" office:value-type="string">
            <text:p text:style-name="P84"><text:span text:style-name="T30">a</text:span>lmacen<text:span text:style-name="T57">1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9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68234688">
          <table:table-cell table:style-name="Tabla1.A2" office:value-type="string">
            <text:p text:style-name="P84">almacen2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5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68062192">
          <table:table-cell table:style-name="Tabla1.A2" office:value-type="string">
            <text:p text:style-name="P84">almacen3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5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49837632">
          <table:table-cell table:style-name="Tabla1.A2" office:value-type="string">
            <text:p text:style-name="P84">blogrc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5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2272336">
          <table:table-cell table:style-name="Tabla1.A2" office:value-type="string">
            <text:p text:style-name="P84">blogteho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5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3346528">
          <table:table-cell table:style-name="Tabla1.A2" office:value-type="string">
            <text:p text:style-name="P84">demo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5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2776880">
          <table:table-cell table:style-name="Tabla1.A2" office:value-type="string">
            <text:p text:style-name="P84">esthermovil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5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67424320">
          <table:table-cell table:style-name="Tabla1.A2" office:value-type="string">
            <text:p text:style-name="P84">esthertablet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5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67012064">
          <table:table-cell table:style-name="Tabla1.A2" office:value-type="string">
            <text:p text:style-name="P84">frio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5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67004384">
          <table:table-cell table:style-name="Tabla1.A2" office:value-type="string">
            <text:p text:style-name="P97">glm.noe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5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2822320">
          <table:table-cell table:style-name="Tabla1.A2" office:value-type="string">
            <text:p text:style-name="P84">home1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5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2787760">
          <table:table-cell table:style-name="Tabla1.A2" office:value-type="string">
            <text:p text:style-name="P84">home2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5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67070944">
          <table:table-cell table:style-name="Tabla1.A2" office:value-type="string">
            <text:p text:style-name="P84">home3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5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ext:soft-page-break/>
        <table:table-row table:style-name="TableLine94782910692192">
          <table:table-cell table:style-name="Tabla1.A2" office:value-type="string">
            <text:p text:style-name="P84">home4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5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49964352">
          <table:table-cell table:style-name="Tabla1.A2" office:value-type="string">
            <text:p text:style-name="P84">home5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5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09928512">
          <table:table-cell table:style-name="Tabla1.A2" office:value-type="string">
            <text:p text:style-name="P84">hotel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5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15750160">
          <table:table-cell table:style-name="Tabla1.A2" office:value-type="string">
            <text:p text:style-name="P84">moraleja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6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1856736">
          <table:table-cell table:style-name="Tabla1.A2" office:value-type="string">
            <text:p text:style-name="P84">noemovil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6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1680736">
          <table:table-cell table:style-name="Tabla1.A2" office:value-type="string">
            <text:p text:style-name="P84">noetablet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6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2289760">
          <table:table-cell table:style-name="Tabla1.A2" office:value-type="string">
            <text:p text:style-name="P98">pelos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80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3765504">
          <table:table-cell table:style-name="Tabla1.A2" office:value-type="string">
            <text:p text:style-name="P84">pruebas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6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3777024">
          <table:table-cell table:style-name="Tabla1.A2" office:value-type="string">
            <text:p text:style-name="P84">pruebas2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6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3775104">
          <table:table-cell table:style-name="Tabla1.A2" office:value-type="string">
            <text:p text:style-name="P84">rc2-servicio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6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3774464">
          <table:table-cell table:style-name="Tabla1.A2" office:value-type="string">
            <text:p text:style-name="P84">rccasual2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6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3772544">
          <table:table-cell table:style-name="Tabla1.A2" office:value-type="string">
            <text:p text:style-name="P84">teho1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6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3769984">
          <table:table-cell table:style-name="Tabla1.A2" office:value-type="string">
            <text:p text:style-name="P84">teho2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6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3768064">
          <table:table-cell table:style-name="Tabla1.A2" office:value-type="string">
            <text:p text:style-name="P84">teho4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6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3767424">
          <table:table-cell table:style-name="Tabla1.A2" office:value-type="string">
            <text:p text:style-name="P87">t<text:span text:style-name="T27">eho5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6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3778304">
          <table:table-cell table:style-name="Tabla1.A2" office:value-type="string">
            <text:p text:style-name="P84">teho6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6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3782784">
          <table:table-cell table:style-name="Tabla1.A2" office:value-type="string">
            <text:p text:style-name="P84">teho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6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3783424">
          <table:table-cell table:style-name="Tabla1.A2" office:value-type="string">
            <text:p text:style-name="P84">teho9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76">88.12.32.148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3784064">
          <table:table-cell table:style-name="Tabla1.A2" office:value-type="string">
            <text:p text:style-name="P69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4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3781504">
          <table:table-cell table:style-name="Tabla1.H2" table:number-columns-spanned="8" office:value-type="string">
            <text:p text:style-name="P52">gemma@uniquehome.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2953780864">
          <table:table-cell table:style-name="Tabla1.A2" office:value-type="string">
            <text:p text:style-name="P107">espacionatural.net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14">82.98.135.44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166"/>
          </table:table-cell>
        </table:table-row>
        <table:table-row table:style-name="TableLine94782953780224">
          <table:table-cell table:style-name="Tabla1.A2" office:value-type="string">
            <text:p text:style-name="P52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4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3778944">
          <table:table-cell table:style-name="Tabla1.A2" office:value-type="string">
            <text:p text:style-name="P107">espacionatu<text:span text:style-name="T42">r</text:span>al<text:span text:style-name="T42">el</text:span>ardal.<text:span text:style-name="T43">com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4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162">89.7.222.194</text:p>
          </table:table-cell>
          <table:table-cell table:style-name="Tabla1.H2" office:value-type="string">
            <text:p text:style-name="P167">elardal | gemma | no-reply</text:p>
          </table:table-cell>
        </table:table-row>
        <table:table-row table:style-name="TableLine94782953800064">
          <table:table-cell table:style-name="Tabla1.A2" office:value-type="string">
            <text:p text:style-name="P88"><text:span text:style-name="T45">a</text:span>rdal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40">89.7.222.196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2830640">
          <table:table-cell table:style-name="Tabla1.A2" office:value-type="string">
            <text:p text:style-name="P88"><text:span text:style-name="T45">a</text:span>rdal1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40">89.7.222.196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2087248">
          <table:table-cell table:style-name="Tabla1.A2" office:value-type="string">
            <text:p text:style-name="P88"><text:span text:style-name="T45">a</text:span>rdal2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40">89.7.222.196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2913200">
          <table:table-cell table:style-name="Tabla1.A2" office:value-type="string">
            <text:p text:style-name="P88"><text:span text:style-name="T45">c</text:span>olaboradores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40">89.7.222.196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ext:soft-page-break/>
        <table:table-row table:style-name="TableLine94782953789824">
          <table:table-cell table:style-name="Tabla1.A2" office:value-type="string">
            <text:p text:style-name="P88"><text:span text:style-name="T45">c</text:span>omedor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40">89.7.222.196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3809024">
          <table:table-cell table:style-name="Tabla1.A2" office:value-type="string">
            <text:p text:style-name="P138"><text:span text:style-name="T20">d</text:span><text:span text:style-name="T15">escarga</text:span><text:span text:style-name="T21">s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40">89.7.222.196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3793024">
          <table:table-cell table:style-name="Tabla1.A2" office:value-type="string">
            <text:p text:style-name="P88"><text:span text:style-name="T45">d</text:span>irector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40">89.7.222.196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3798144">
          <table:table-cell table:style-name="Tabla1.A2" office:value-type="string">
            <text:p text:style-name="P88"><text:span text:style-name="T45">d</text:span>irector1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40">89.7.222.196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69020400">
          <table:table-cell table:style-name="Tabla1.A2" office:value-type="string">
            <text:p text:style-name="P88"><text:span text:style-name="T45">e</text:span>specialistas.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40">89.7.222.196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3211120">
          <table:table-cell table:style-name="Tabla1.A2" office:value-type="string">
            <text:p text:style-name="P88"><text:span text:style-name="T45">f</text:span>ichaalumno2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40">89.7.222.196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3893504">
          <table:table-cell table:style-name="Tabla1.A2" office:value-type="string">
            <text:p text:style-name="P138"><text:span text:style-name="T20">i</text:span><text:span text:style-name="T15">deacomonjas-arda</text:span><text:span text:style-name="T22">l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40">89.7.222.196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3437536">
          <table:table-cell table:style-name="Tabla1.A2" office:value-type="string">
            <text:p text:style-name="P88"><text:span text:style-name="T45">i</text:span>deacomonjas-ardal<text:span text:style-name="T39">2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40">89.7.222.196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0586352">
          <table:table-cell table:style-name="Tabla1.A2" office:value-type="string">
            <text:p text:style-name="P88"><text:span text:style-name="T45">m</text:span>antenimient<text:span text:style-name="T58">o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40">89.7.222.196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66647072">
          <table:table-cell table:style-name="Tabla1.A2" office:value-type="string">
            <text:p text:style-name="P88"><text:span text:style-name="T45">m</text:span>aster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40">89.7.222.196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3157360">
          <table:table-cell table:style-name="Tabla1.A2" office:value-type="string">
            <text:p text:style-name="P88"><text:span text:style-name="T45">m</text:span>aster2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40">89.7.222.196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3387488">
          <table:table-cell table:style-name="Tabla1.A2" office:value-type="string">
            <text:p text:style-name="P88"><text:span text:style-name="T45">p</text:span>adres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40">89.7.222.196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66596864">
          <table:table-cell table:style-name="Tabla1.A2" office:value-type="string">
            <text:p text:style-name="P89">produccion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41">89.7.222.196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1816416">
          <table:table-cell table:style-name="Tabla1.A2" office:value-type="string">
            <text:p text:style-name="P88"><text:span text:style-name="T45">r</text:span>outer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40">89.7.222.196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1959136">
          <table:table-cell table:style-name="Tabla1.A2" office:value-type="string">
            <text:p text:style-name="P163">sat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40">89.7.222.196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1896416">
          <table:table-cell table:style-name="Tabla1.A2" office:value-type="string">
            <text:p text:style-name="P88"><text:span text:style-name="T45">t</text:span>utor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40">89.7.222.196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  <table:table-row table:style-name="TableLine94782950587632">
          <table:table-cell table:style-name="Tabla1.A2" office:value-type="string">
            <text:p text:style-name="P88"><text:span text:style-name="T45">w</text:span>ww.<text:span text:style-name="T2">espacionaturalelardal.com</text:span>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42">89.7.222.196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H2" office:value-type="string">
            <text:p text:style-name="P30"/>
          </table:table-cell>
        </table:table-row>
      </table:table>
      <text:p text:style-name="P141"/>
      <text:p text:style-name="P156">CERTIFICADOS QUE PASAMOS DE PUERTO 20330 .194 <text:s/>A 20331</text:p>
      <text:p text:style-name="P157"/>
      <text:p text:style-name="P144"><text:span text:style-name="T15">business-card.es <text:s text:c="2"/><text:tab/></text:span><text:span text:style-name="T16">(business-card.es-0002)</text:span></text:p>
      <text:p text:style-name="P145"><text:span text:style-name="T15">certified-cards.com<text:tab/></text:span><text:span text:style-name="T16">(</text:span><text:span text:style-name="T15">certified-cards.com</text:span><text:span text:style-name="T16">)</text:span></text:p>
      <text:p text:style-name="P145"><text:span text:style-name="T15">ecard.es<text:tab/><text:tab/><text:tab/></text:span><text:span text:style-name="T16">(</text:span><text:span text:style-name="T15">ecard.es</text:span><text:span text:style-name="T16">)</text:span></text:p>
      <text:p text:style-name="P145"><text:span text:style-name="T15">homemanager.es<text:tab/><text:tab/></text:span><text:span text:style-name="T16">(</text:span><text:span text:style-name="T15">homemanager.es-</text:span><text:span text:style-name="T16">0002)</text:span></text:p>
      <text:p text:style-name="P145"><text:span text:style-name="T15">hometech.red<text:tab/><text:tab/></text:span><text:span text:style-name="T16">(</text:span><text:span text:style-name="T15">hometech.red</text:span><text:span text:style-name="T16">)</text:span></text:p>
      <text:p text:style-name="P145"><text:span text:style-name="T15">uniquehome.es<text:tab/><text:tab/></text:span><text:span text:style-name="T16">(</text:span><text:span text:style-name="T15">uniquehome.es</text:span><text:span text:style-name="T16">)</text:span></text:p>
      <text:p text:style-name="P145"><text:span text:style-name="T15">uniquehome.tech<text:tab/></text:span><text:span text:style-name="T16">(</text:span><text:span text:style-name="T15">uniquehome.tech-</text:span><text:span text:style-name="T16">0002)</text:span></text:p>
      <text:p text:style-name="P145"><text:span text:style-name="T15">smarthome.red<text:tab/><text:tab/></text:span><text:span text:style-name="T16">(</text:span><text:span text:style-name="T15">smarthome.red</text:span><text:span text:style-name="T16">)</text:span></text:p>
      <text:p text:style-name="P157"/>
      <text:p text:style-name="P157"/>
      <text:p text:style-name="P148"><text:span text:style-name="T15">Directorio para los correos: <text:s text:c="2"/></text:span><text:span text:style-name="T16">business-card.es-000</text:span><text:span text:style-name="T15">1</text:span></text:p>
      <text:p text:style-name="P157"/>
      <text:p text:style-name="P157">antes también espacionaturalelardal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eLine94782950002112">
          <table:table-cell table:style-name="Tabla2.A1" office:value-type="string">
            <text:p text:style-name="P28"/>
          </table:table-cell>
          <table:table-cell table:style-name="Tabla2.A1" office:value-type="string">
            <text:p text:style-name="P139">F. Creacion</text:p>
          </table:table-cell>
          <table:table-cell table:style-name="Tabla2.A1" office:value-type="string">
            <text:p text:style-name="P139">F. Expiración</text:p>
          </table:table-cell>
          <table:table-cell table:style-name="Tabla2.A1" office:value-type="string">
            <text:p text:style-name="P139">Nombre</text:p>
          </table:table-cell>
          <table:table-cell table:style-name="Tabla2.A1" office:value-type="string">
            <text:p text:style-name="P140"/>
          </table:table-cell>
        </table:table-row>
        <table:table-row table:style-name="TableLine94782950450032">
          <table:table-cell table:style-name="Tabla2.A2" table:number-columns-spanned="5" office:value-type="string">
            <text:p text:style-name="P106">miracle_monjas</text:p>
          </table:table-cell>
          <table:covered-table-cell/>
          <table:covered-table-cell/>
          <table:covered-table-cell/>
          <table:covered-table-cell/>
        </table:table-row>
        <table:table-row table:style-name="TableLine94782965727360">
          <table:table-cell table:style-name="Tabla2.A3" office:value-type="string">
            <text:p text:style-name="P103"><text:span text:style-name="T1">a</text:span>tica.org</text:p>
          </table:table-cell>
          <table:table-cell table:style-name="Tabla2.A3" office:value-type="string">
            <text:p text:style-name="P1">04/07/20<text:span text:style-name="T33">02</text:span></text:p>
          </table:table-cell>
          <table:table-cell table:style-name="Tabla2.A3" office:value-type="string">
            <text:p text:style-name="P1">04/07/2021</text:p>
          </table:table-cell>
          <table:table-cell table:style-name="Tabla2.A3" office:value-type="string">
            <text:p text:style-name="P149"><text:span text:style-name="Strong_20_Emphasis"><text:span text:style-name="T6">Gemma Bris</text:span></text:span></text:p>
            <text:list xml:id="list3879868661" text:style-name="L1">
              <text:list-item>
                <text:p text:style-name="P170">Verano No 39</text:p>
              </text:list-item>
              <text:list-item>
                <text:p text:style-name="P170">Madrid, Madrid ( 28850 ES )</text:p>
              </text:list-item>
              <text:list-item>
                <text:p text:style-name="P170">campanillas500@hotmail.com / +34.916758485</text:p>
              </text:list-item>
            </text:list>
          </table:table-cell>
          <table:table-cell table:style-name="Tabla2.A3" office:value-type="string">
            <text:p text:style-name="P140">@-&gt;89.7.222.194</text:p>
            <text:p text:style-name="P140">mail1-&gt;89.7.222.194</text:p>
            <text:p text:style-name="P140">mail2-&gt;89.7.222.234</text:p>
          </table:table-cell>
        </table:table-row>
        <table:table-row table:style-name="TableLine94782952356496">
          <table:table-cell table:style-name="Tabla2.A3" office:value-type="string">
            <text:p text:style-name="P140"/>
            <text:h text:style-name="P153" text:outline-level="3">business-card.es</text:h>
            <text:p text:style-name="P28"/>
          </table:table-cell>
          <table:table-cell table:style-name="Tabla2.A3" office:value-type="string">
            <text:p text:style-name="P139">16/08/2018</text:p>
          </table:table-cell>
          <table:table-cell table:style-name="Tabla2.A3" office:value-type="string">
            <text:p text:style-name="P139">16/08/2021</text:p>
          </table:table-cell>
          <table:table-cell table:style-name="Tabla2.A3" office:value-type="string">
            <text:p text:style-name="P149"><text:span text:style-name="Strong_20_Emphasis"><text:span text:style-name="T6">gemma bris</text:span></text:span></text:p>
            <text:list xml:id="list1282189581" text:style-name="L2">
              <text:list-item>
                <text:p text:style-name="P171">verano,39</text:p>
              </text:list-item>
              <text:list-item>
                <text:p text:style-name="P171">torrejon de ardoz, Madrid ( 28850 ES )</text:p>
              </text:list-item>
              <text:list-item>
                <text:p text:style-name="P171">gemma@miraclesoa.com / +34.638829607</text:p>
              </text:list-item>
            </text:list>
          </table:table-cell>
          <table:table-cell table:style-name="Tabla2.A3" office:value-type="string">
            <text:p text:style-name="P139">@-&gt;89.7.222.194</text:p>
            <text:p text:style-name="P139">urcb89.7.222.194</text:p>
            <text:p text:style-name="P139">ideacomonjas-cards89.7.222.194</text:p>
            <text:p text:style-name="P139">mail1-&gt;89.7.222.194</text:p>
          </table:table-cell>
        </table:table-row>
        <table:table-row table:style-name="TableLine94782953399648">
          <table:table-cell table:style-name="Tabla2.A3" office:value-type="string">
            <text:p text:style-name="P143"><text:a xlink:type="simple" xlink:href="https://panel.dinahosting.com/dominio/resumen/_producto/certified-cards.com" text:style-name="Internet_20_link" text:visited-style-name="Visited_20_Internet_20_Link"><text:span text:style-name="T7">certified-cards.com</text:span></text:a></text:p>
          </table:table-cell>
          <table:table-cell table:style-name="Tabla2.A3" office:value-type="string">
            <text:p text:style-name="P139">16/08/2018</text:p>
          </table:table-cell>
          <table:table-cell table:style-name="Tabla2.A3" office:value-type="string">
            <text:p text:style-name="P139">16/08/2021</text:p>
          </table:table-cell>
          <table:table-cell table:style-name="Tabla2.A3" office:value-type="string">
            <text:p text:style-name="P150"><text:span text:style-name="Strong_20_Emphasis"><text:span text:style-name="T6">gemma bris</text:span></text:span></text:p>
            <text:list xml:id="list4172442728" text:style-name="L3">
              <text:list-item>
                <text:p text:style-name="P172">verano,39</text:p>
              </text:list-item>
              <text:list-item>
                <text:p text:style-name="P172">torrejon de ardoz, Madrid ( 28850 ES )</text:p>
              </text:list-item>
              <text:list-item>
                <text:p text:style-name="P172">gemma@miraclesoa.com / +34.638829607</text:p>
              </text:list-item>
            </text:list>
          </table:table-cell>
          <table:table-cell table:style-name="Tabla2.A3" office:value-type="string">
            <text:p text:style-name="P139">@-&gt;89.7.222.194</text:p>
            <text:p text:style-name="P139">registro-&gt;89.7.222.194</text:p>
            <text:p text:style-name="P139">mail2-&gt;89.7.222.234</text:p>
            <text:p text:style-name="P139">mail1-&gt;89.7.222.194</text:p>
          </table:table-cell>
        </table:table-row>
        <table:table-row table:style-name="TableLine94782953815424">
          <table:table-cell table:style-name="Tabla2.A3" office:value-type="string">
            <text:p text:style-name="P23">decomadrid.org</text:p>
          </table:table-cell>
          <table:table-cell table:style-name="Tabla2.A3" office:value-type="string">
            <text:p text:style-name="P139">01/07/2005</text:p>
          </table:table-cell>
          <table:table-cell table:style-name="Tabla2.A3" office:value-type="string">
            <text:p text:style-name="P139">01/07/2021</text:p>
          </table:table-cell>
          <table:table-cell table:style-name="Tabla2.A3" office:value-type="string">
            <text:p text:style-name="P151">gemma bris lagartera</text:p>
            <text:list xml:id="list2492525138" text:style-name="L4">
              <text:list-item>
                <text:p text:style-name="P173">C/ Verano 39</text:p>
              </text:list-item>
              <text:list-item>
                <text:p text:style-name="P173">Torrejon de Ardoz, Madrid ( 28850 ES )</text:p>
              </text:list-item>
              <text:list-item>
                <text:p text:style-name="P173">gemma@atica.org / +34.916758485</text:p>
              </text:list-item>
            </text:list>
          </table:table-cell>
          <table:table-cell table:style-name="Tabla2.A3" office:value-type="string">
            <text:p text:style-name="P139">@-&gt;89.7.222.194</text:p>
            <text:p text:style-name="P139">mail2-&gt;89.7.222.234</text:p>
            <text:p text:style-name="P139">mail1-&gt;89.7.222.194</text:p>
          </table:table-cell>
        </table:table-row>
        <table:table-row table:style-name="TableLine94782950381552">
          <table:table-cell table:style-name="Tabla2.A3" office:value-type="string">
            <text:p text:style-name="P121">deinsaingenieros.com</text:p>
          </table:table-cell>
          <table:table-cell table:style-name="Tabla2.A3" office:value-type="string">
            <text:p text:style-name="P139">19/10/2009</text:p>
          </table:table-cell>
          <table:table-cell table:style-name="Tabla2.A3" office:value-type="string">
            <text:p text:style-name="P139">19/10/202<text:span text:style-name="T44">1</text:span></text:p>
          </table:table-cell>
          <table:table-cell table:style-name="Tabla2.A3" office:value-type="string">
            <text:p text:style-name="P150"><text:span text:style-name="Strong_20_Emphasis"><text:span text:style-name="T6">DEINSA SISTEMAS</text:span></text:span></text:p>
            <text:list xml:id="list2249331650" text:style-name="L5">
              <text:list-item>
                <text:p text:style-name="P174">jose luis alvarez fernandez</text:p>
              </text:list-item>
              <text:list-item>
                <text:p text:style-name="P174">C/ Verano, 39</text:p>
              </text:list-item>
              <text:list-item>
                <text:p text:style-name="P174">Torrejon de Ardoz, Madrid ( 28850 ES )</text:p>
              </text:list-item>
              <text:list-item>
                <text:p text:style-name="P174">deinsa@deinsaingenieros.com / +34.916758485</text:p>
              </text:list-item>
            </text:list>
          </table:table-cell>
          <table:table-cell table:style-name="Tabla2.A3" office:value-type="string">
            <text:p text:style-name="P139">@-&gt;89.7.222.194</text:p>
            <text:p text:style-name="P139">mail1-&gt;89.7.222.194</text:p>
            <text:p text:style-name="P139">mail2-&gt;89.7.222.234</text:p>
          </table:table-cell>
        </table:table-row>
        <table:table-row table:style-name="TableLine94782953456096">
          <table:table-cell table:style-name="Tabla2.A3" office:value-type="string">
            <text:p text:style-name="P100"><text:span text:style-name="T8">e</text:span>cards.es</text:p>
          </table:table-cell>
          <table:table-cell table:style-name="Tabla2.A3" office:value-type="string">
            <text:p text:style-name="P139">16/08/2018</text:p>
          </table:table-cell>
          <table:table-cell table:style-name="Tabla2.A3" office:value-type="string">
            <text:p text:style-name="P139">16/08/2021</text:p>
          </table:table-cell>
          <table:table-cell table:style-name="Tabla2.A3" office:value-type="string">
            <text:p text:style-name="P150"><text:span text:style-name="Strong_20_Emphasis"><text:span text:style-name="T6">gemma bris</text:span></text:span></text:p>
            <text:list xml:id="list3855104360" text:style-name="L6">
              <text:list-item>
                <text:p text:style-name="P176">verano,39</text:p>
              </text:list-item>
              <text:list-item>
                <text:p text:style-name="P176">torrejon de ardoz, Madrid ( 28850 ES )</text:p>
              </text:list-item>
              <text:list-item>
                <text:p text:style-name="P175"><text:soft-page-break/>gemma@miraclesoa.com / +34.638829607</text:p>
              </text:list-item>
            </text:list>
          </table:table-cell>
          <table:table-cell table:style-name="Tabla2.A3" office:value-type="string">
            <text:p text:style-name="P139">@88.2.96.146</text:p>
            <text:p text:style-name="P139">www88.2.96.146</text:p>
            <text:p text:style-name="P139">recepcion88.2.96.146</text:p>
          </table:table-cell>
        </table:table-row>
        <table:table-row table:style-name="TableLine94782949618432">
          <table:table-cell table:style-name="Tabla2.A3" office:value-type="string">
            <text:p text:style-name="P108"><text:span text:style-name="T9">h</text:span>omemanager.es</text:p>
          </table:table-cell>
          <table:table-cell table:style-name="Tabla2.A3" office:value-type="string">
            <text:p text:style-name="P139">11/02/2016</text:p>
          </table:table-cell>
          <table:table-cell table:style-name="Tabla2.A3" office:value-type="string">
            <text:p text:style-name="P140"><text:span text:style-name="T33">1</text:span><text:span text:style-name="T5">1/02/2021</text:span></text:p>
          </table:table-cell>
          <table:table-cell table:style-name="Tabla2.A3" office:value-type="string">
            <text:p text:style-name="P150"><text:span text:style-name="Strong_20_Emphasis"><text:span text:style-name="T6">gemma bris</text:span></text:span></text:p>
            <text:list xml:id="list3638918622" text:style-name="L7">
              <text:list-item>
                <text:p text:style-name="P185">verano,39</text:p>
              </text:list-item>
              <text:list-item>
                <text:p text:style-name="P185">torrejon de ardoz, Madrid ( 28850 ES )</text:p>
              </text:list-item>
              <text:list-item>
                <text:p text:style-name="P185">gemma@miraclesoa.com / +34.638829607</text:p>
              </text:list-item>
            </text:list>
          </table:table-cell>
          <table:table-cell table:style-name="Tabla2.A3" office:value-type="string">
            <text:p text:style-name="P139">@-&gt;89.7.222.194</text:p>
            <text:p text:style-name="P139">master217.125.140.210</text:p>
            <text:p text:style-name="P139">mail2-&gt;89.7.222.234</text:p>
            <text:p text:style-name="P139">hm217.125.140.210</text:p>
          </table:table-cell>
        </table:table-row>
        <table:table-row table:style-name="TableLine94782952203216">
          <table:table-cell table:style-name="Tabla2.A3" office:value-type="string">
            <text:p text:style-name="P110"><text:span text:style-name="T12">h</text:span>ometech.red</text:p>
          </table:table-cell>
          <table:table-cell table:style-name="Tabla2.A3" office:value-type="string">
            <text:p text:style-name="P139">16/12/2016</text:p>
          </table:table-cell>
          <table:table-cell table:style-name="Tabla2.A3" office:value-type="string">
            <text:p text:style-name="P139">16/12/2020</text:p>
          </table:table-cell>
          <table:table-cell table:style-name="Tabla2.A3" office:value-type="string">
            <text:p text:style-name="P150"><text:span text:style-name="Strong_20_Emphasis"><text:span text:style-name="T6">Miracle Rdps, S.L.</text:span></text:span></text:p>
            <text:list xml:id="list853348372" text:style-name="L8">
              <text:list-item>
                <text:p text:style-name="P186">jose luis alvarez fernandez</text:p>
              </text:list-item>
              <text:list-item>
                <text:p text:style-name="P186">C/ Verano, 39</text:p>
              </text:list-item>
              <text:list-item>
                <text:p text:style-name="P186">Torrejon de Ardoz, Madrid ( 28850 ES )</text:p>
              </text:list-item>
              <text:list-item>
                <text:p text:style-name="P186">campanillas500@hotmail.com / +34.916758485</text:p>
              </text:list-item>
            </text:list>
          </table:table-cell>
          <table:table-cell table:style-name="Tabla2.A3" office:value-type="string">
            <text:p text:style-name="P139">@-&gt;89.7.222.194</text:p>
            <text:p text:style-name="P139">router83.56.25.97</text:p>
            <text:p text:style-name="P139">teho389.7.222.195</text:p>
            <text:p text:style-name="P139">teho289.7.222.195</text:p>
          </table:table-cell>
        </table:table-row>
        <table:table-row table:style-name="TableLine94782950435952">
          <table:table-cell table:style-name="Tabla2.A3" office:value-type="string">
            <text:p text:style-name="P112">lateingenieros.com</text:p>
          </table:table-cell>
          <table:table-cell table:style-name="Tabla2.A3" office:value-type="string">
            <text:p text:style-name="P139">14/11/2014</text:p>
          </table:table-cell>
          <table:table-cell table:style-name="Tabla2.A3" office:value-type="string">
            <text:p text:style-name="P139">14/11/2020</text:p>
          </table:table-cell>
          <table:table-cell table:style-name="Tabla2.A3" office:value-type="string">
            <text:p text:style-name="P150"><text:span text:style-name="Strong_20_Emphasis"><text:span text:style-name="T6">gemma bris</text:span></text:span></text:p>
            <text:list xml:id="list807770900" text:style-name="L9">
              <text:list-item>
                <text:p text:style-name="P177">verano,39</text:p>
              </text:list-item>
              <text:list-item>
                <text:p text:style-name="P177">torrejon de ardoz, Madrid ( 28850 ES )</text:p>
              </text:list-item>
              <text:list-item>
                <text:p text:style-name="P177">campanillas500@hotmail.com / +34.638829607</text:p>
              </text:list-item>
            </text:list>
          </table:table-cell>
          <table:table-cell table:style-name="Tabla2.A3" office:value-type="string">
            <text:p text:style-name="P139">@-&gt;89.7.222.194</text:p>
            <text:p text:style-name="P139">mail1-&gt;89.7.222.194</text:p>
            <text:p text:style-name="P139">mail2-&gt;89.7.222.234</text:p>
          </table:table-cell>
        </table:table-row>
        <table:table-row table:style-name="TableLine94782966961504">
          <table:table-cell table:style-name="Tabla2.A3" office:value-type="string">
            <text:p text:style-name="P114"><text:span text:style-name="T14">m</text:span>iraclesoa.com</text:p>
          </table:table-cell>
          <table:table-cell table:style-name="Tabla2.A3" office:value-type="string">
            <text:p text:style-name="P139">08/02/2000</text:p>
          </table:table-cell>
          <table:table-cell table:style-name="Tabla2.A3" office:value-type="string">
            <text:p text:style-name="P139">08/02/2021</text:p>
          </table:table-cell>
          <table:table-cell table:style-name="Tabla2.A3" office:value-type="string">
            <text:p text:style-name="P150"><text:span text:style-name="Strong_20_Emphasis"><text:span text:style-name="T6">Miracle Control S.L.</text:span></text:span></text:p>
            <text:list xml:id="list4272904331" text:style-name="L10">
              <text:list-item>
                <text:p text:style-name="P178">Miracle Control</text:p>
              </text:list-item>
              <text:list-item>
                <text:p text:style-name="P178">C Verano N39</text:p>
              </text:list-item>
              <text:list-item>
                <text:p text:style-name="P178">Torrejon de Ardoz, Madrid ( 28850 ES )</text:p>
              </text:list-item>
              <text:list-item>
                <text:p text:style-name="P178">campanillas500@hotmail.com / +34.916758485</text:p>
              </text:list-item>
            </text:list>
          </table:table-cell>
          <table:table-cell table:style-name="Tabla2.A3" office:value-type="string">
            <text:p text:style-name="P139">@-&gt;89.7.222.194</text:p>
            <text:p text:style-name="P139">mail1-&gt;89.7.222.194</text:p>
            <text:p text:style-name="P139">mail2-&gt;89.7.222.234</text:p>
          </table:table-cell>
        </table:table-row>
        <table:table-row table:style-name="TableLine94782952503056">
          <table:table-cell table:style-name="Tabla2.A3" office:value-type="string">
            <text:p text:style-name="P114"><text:span text:style-name="T13">s</text:span>marthome.red</text:p>
          </table:table-cell>
          <table:table-cell table:style-name="Tabla2.A3" office:value-type="string">
            <text:p text:style-name="P139">05/06/2015</text:p>
          </table:table-cell>
          <table:table-cell table:style-name="Tabla2.A3" office:value-type="string">
            <text:p text:style-name="P139">05/06/2021</text:p>
          </table:table-cell>
          <table:table-cell table:style-name="Tabla2.A3" office:value-type="string">
            <text:p text:style-name="P150"><text:span text:style-name="Strong_20_Emphasis"><text:span text:style-name="T6">Miracle Rdps, S.L.</text:span></text:span></text:p>
            <text:list xml:id="list1826916733" text:style-name="L11">
              <text:list-item>
                <text:p text:style-name="P179">jose luis alvarez fernandez</text:p>
              </text:list-item>
              <text:list-item>
                <text:p text:style-name="P179">C/ Verano, 39</text:p>
              </text:list-item>
              <text:list-item>
                <text:p text:style-name="P179">Torrejon de Ardoz, Madrid ( 28850 ES )</text:p>
              </text:list-item>
              <text:list-item>
                <text:p text:style-name="P179"><text:soft-page-break/>campanillas500@hotmail.com / +34.916758485</text:p>
              </text:list-item>
            </text:list>
          </table:table-cell>
          <table:table-cell table:style-name="Tabla2.A3" office:value-type="string">
            <text:p text:style-name="P139">@-&gt;89.7.222.194</text:p>
            <text:p text:style-name="P139">hmmaqueta88.12.32.148</text:p>
            <text:p text:style-name="P139">ikasa88.12.32.148</text:p>
            <text:p text:style-name="P139">mail1-&gt;89.7.222.194</text:p>
          </table:table-cell>
        </table:table-row>
        <table:table-row table:style-name="TableLine94782953179760">
          <table:table-cell table:style-name="Tabla2.A3" office:value-type="string">
            <text:p text:style-name="P122"><text:span text:style-name="T29">t</text:span>ecnologiasit.org <text:span text:style-name="T34">(no tiene mail)</text:span></text:p>
          </table:table-cell>
          <table:table-cell table:style-name="Tabla2.A3" office:value-type="string">
            <text:p text:style-name="P139">25/10/2007</text:p>
          </table:table-cell>
          <table:table-cell table:style-name="Tabla2.A3" office:value-type="string">
            <text:p text:style-name="P139">25/10/202<text:span text:style-name="T44">1</text:span></text:p>
          </table:table-cell>
          <table:table-cell table:style-name="Tabla2.A3" office:value-type="string">
            <text:p text:style-name="P150"><text:span text:style-name="Strong_20_Emphasis"><text:span text:style-name="T6">Miracle Rdps, S.L.</text:span></text:span></text:p>
            <text:list xml:id="list3645000356" text:style-name="L12">
              <text:list-item>
                <text:p text:style-name="P180">jose luis alvarez fernandez</text:p>
              </text:list-item>
              <text:list-item>
                <text:p text:style-name="P180">C/ Verano, 39</text:p>
              </text:list-item>
              <text:list-item>
                <text:p text:style-name="P180">Torrejon de Ardoz, Madrid ( 28850 ES )</text:p>
              </text:list-item>
              <text:list-item>
                <text:p text:style-name="P180">campanillas500@hotmail.com / +34.916758485</text:p>
              </text:list-item>
            </text:list>
          </table:table-cell>
          <table:table-cell table:style-name="Tabla2.A3" office:value-type="string">
            <text:p text:style-name="P139">@88.12.32.148</text:p>
            <text:p text:style-name="P139">ayuntamientocoslada88.12.32.148</text:p>
            <text:p text:style-name="P139">teho88.12.32.148</text:p>
            <text:p text:style-name="P139">cronos80.38.102.189</text:p>
          </table:table-cell>
        </table:table-row>
        <table:table-row table:style-name="TableLine94782952185936">
          <table:table-cell table:style-name="Tabla2.A3" office:value-type="string">
            <text:p text:style-name="P116"><text:span text:style-name="T28">u</text:span>niquehome.es</text:p>
          </table:table-cell>
          <table:table-cell table:style-name="Tabla2.A3" office:value-type="string">
            <text:p text:style-name="P139">11/02/2016</text:p>
          </table:table-cell>
          <table:table-cell table:style-name="Tabla2.A3" office:value-type="string">
            <text:p text:style-name="P139">11/02/2021</text:p>
          </table:table-cell>
          <table:table-cell table:style-name="Tabla2.A3" office:value-type="string">
            <text:p text:style-name="P150"><text:span text:style-name="Strong_20_Emphasis"><text:span text:style-name="T6">gemma bris</text:span></text:span></text:p>
            <text:list xml:id="list898217103" text:style-name="L13">
              <text:list-item>
                <text:p text:style-name="P181">verano,39</text:p>
              </text:list-item>
              <text:list-item>
                <text:p text:style-name="P181">torrejon de ardoz, Madrid ( 28850 ES )</text:p>
              </text:list-item>
              <text:list-item>
                <text:p text:style-name="P181">gemma@miraclesoa.com / +34.638829607</text:p>
              </text:list-item>
            </text:list>
          </table:table-cell>
          <table:table-cell table:style-name="Tabla2.A3" office:value-type="string">
            <text:p text:style-name="P139">@-&gt;89.7.222.194</text:p>
            <text:p text:style-name="P139">ardal88.12.32.148</text:p>
            <text:p text:style-name="P139">descargas88.12.32.148</text:p>
            <text:p text:style-name="P139">mail1-&gt;89.7.222.194</text:p>
          </table:table-cell>
        </table:table-row>
        <table:table-row table:style-name="TableLine94782952059088">
          <table:table-cell table:style-name="Tabla2.A3" office:value-type="string">
            <text:p text:style-name="P118">uniquehometech.es</text:p>
          </table:table-cell>
          <table:table-cell table:style-name="Tabla2.A3" office:value-type="string">
            <text:p text:style-name="P139">13/06/2017</text:p>
          </table:table-cell>
          <table:table-cell table:style-name="Tabla2.A3" office:value-type="string">
            <text:p text:style-name="P139">13/06/2021</text:p>
          </table:table-cell>
          <table:table-cell table:style-name="Tabla2.A3" office:value-type="string">
            <text:p text:style-name="P150"><text:span text:style-name="Strong_20_Emphasis"><text:span text:style-name="T6">gemma bris</text:span></text:span></text:p>
            <text:list xml:id="list4045091511" text:style-name="L14">
              <text:list-item>
                <text:p text:style-name="P182">verano,39</text:p>
              </text:list-item>
              <text:list-item>
                <text:p text:style-name="P182">torrejon de ardoz, Madrid ( 28850 ES )</text:p>
              </text:list-item>
              <text:list-item>
                <text:p text:style-name="P182">gemma@miraclesoa.com / +34.638829607</text:p>
              </text:list-item>
            </text:list>
          </table:table-cell>
          <table:table-cell table:style-name="Tabla2.A3" office:value-type="string">
            <text:p text:style-name="P139">@-&gt;89.7.222.194</text:p>
            <text:p text:style-name="P139">almacen188.12.32.148</text:p>
            <text:p text:style-name="P139">almacen288.12.32.148</text:p>
            <text:p text:style-name="P139">almacen388.12.32.148</text:p>
          </table:table-cell>
        </table:table-row>
        <table:table-row table:style-name="TableLine94782952046928">
          <table:table-cell table:style-name="Tabla2.A2" table:number-columns-spanned="5" office:value-type="string">
            <text:p text:style-name="P106">gemma@uniquehome.es</text:p>
          </table:table-cell>
          <table:covered-table-cell/>
          <table:covered-table-cell/>
          <table:covered-table-cell/>
          <table:covered-table-cell/>
        </table:table-row>
        <table:table-row table:style-name="TableLine94782969595552">
          <table:table-cell table:style-name="Tabla2.A3" office:value-type="string">
            <text:p text:style-name="P106">espacionatural.net</text:p>
          </table:table-cell>
          <table:table-cell table:style-name="Tabla2.A3" office:value-type="string">
            <text:p text:style-name="P140"/>
          </table:table-cell>
          <table:table-cell table:style-name="Tabla2.A3" office:value-type="string">
            <text:p text:style-name="P139">18/06/2021</text:p>
          </table:table-cell>
          <table:table-cell table:style-name="Tabla2.A3" office:value-type="string">
            <text:p text:style-name="P150"><text:span text:style-name="Strong_20_Emphasis"><text:span text:style-name="T6">laura sainz graell</text:span></text:span></text:p>
            <text:list xml:id="list3976686583" text:style-name="L15">
              <text:list-item>
                <text:p text:style-name="P183">valllas, 19</text:p>
              </text:list-item>
              <text:list-item>
                <text:p text:style-name="P183">loeches, Madrid ( 28890 ES )</text:p>
              </text:list-item>
              <text:list-item>
                <text:p text:style-name="P183">gemma@uniquehome.es / +34.638829607</text:p>
              </text:list-item>
            </text:list>
          </table:table-cell>
          <table:table-cell table:style-name="Tabla2.A3" office:value-type="string">
            <text:p text:style-name="P139">@82.98.135.44</text:p>
            <text:p text:style-name="P139">www82.98.135.44</text:p>
          </table:table-cell>
        </table:table-row>
        <table:table-row table:style-name="TableLine94782966525872">
          <table:table-cell table:style-name="Tabla2.A3" office:value-type="string">
            <text:p text:style-name="P106">espacionatutalardal.net</text:p>
          </table:table-cell>
          <table:table-cell table:style-name="Tabla2.A3" office:value-type="string">
            <text:p text:style-name="P140"/>
          </table:table-cell>
          <table:table-cell table:style-name="Tabla2.A3" office:value-type="string">
            <text:p text:style-name="P139">18/06/2021</text:p>
          </table:table-cell>
          <table:table-cell table:style-name="Tabla2.A3" office:value-type="string">
            <text:p text:style-name="P150"><text:span text:style-name="Strong_20_Emphasis"><text:span text:style-name="T6">laura sainz graell</text:span></text:span></text:p>
            <text:list xml:id="list1175739068" text:style-name="L16">
              <text:list-item>
                <text:p text:style-name="P184">valllas, 19</text:p>
              </text:list-item>
              <text:list-item>
                <text:p text:style-name="P184">loeches, Madrid ( 28890 ES )</text:p>
              </text:list-item>
              <text:list-item>
                <text:p text:style-name="P184">gemma@uniquehome.es / +34.638829607</text:p>
              </text:list-item>
            </text:list>
          </table:table-cell>
          <table:table-cell table:style-name="Tabla2.A3" office:value-type="string">
            <text:p text:style-name="P139">@89.7.222.196</text:p>
            <text:p text:style-name="P139">www82.98.135.44</text:p>
            <text:p text:style-name="P139">ardal289.7.222.196</text:p>
            <text:p text:style-name="P139">padres89.7.222.196</text:p>
          </table:table-cell>
        </table:table-row>
      </table:table>
      <text:p text:style-name="P140"/>
      <text:p text:style-name="P159"><text:soft-page-break/>Correos que no existen los dominios:</text:p>
      <text:p text:style-name="P159"><text:s/>hoteltech: fernando | gemma | hoteltech | jjcobas | joseluis</text:p>
      <text:p text:style-name="P159"/>
      <text:p text:style-name="P159">utopia: fernando | instalaciones</text:p>
      <text:p text:style-name="P159"/>
      <text:p text:style-name="P159">elargal@alimentacionconsciente.education</text:p>
      <text:p text:style-name="P15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058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12:15:00.172944221</meta:creation-date>
    <dc:date>2021-06-21T12:18:04.361071602</dc:date>
    <meta:editing-duration>P11DT2H6M4S</meta:editing-duration>
    <meta:editing-cycles>153</meta:editing-cycles>
    <meta:generator>LibreOffice/6.4.7.2$Linux_X86_64 LibreOffice_project/40$Build-2</meta:generator>
    <meta:print-date>2021-06-21T12:12:57.043609857</meta:print-date>
    <meta:document-statistic meta:table-count="2" meta:image-count="0" meta:object-count="0" meta:page-count="12" meta:paragraph-count="620" meta:word-count="1031" meta:character-count="8893" meta:non-whitespace-character-count="8520"/>
  </office:meta>
</office:document-meta>
</file>